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size="20pt" fo:language="fr" fo:country="FR" fo:background-color="transparent" style:font-size-asian="20pt" style:font-size-complex="20pt"/>
    </style:style>
    <style:style style:name="P2" style:family="paragraph" style:parent-style-name="Standard">
      <style:text-properties style:font-name="Times New Roman" fo:language="fr" fo:country="FR" fo:background-color="transparent"/>
    </style:style>
    <style:style style:name="P3" style:family="paragraph" style:parent-style-name="Standard">
      <style:paragraph-properties fo:margin-top="0in" fo:margin-bottom="0.1665in" style:contextual-spacing="false"/>
      <style:text-properties fo:color="#000000" loext:opacity="100%" style:font-name="Times New Roman" fo:font-size="12pt" fo:language="fr" fo:country="FR" style:text-underline-style="none" officeooo:paragraph-rsid="000fb055" fo:background-color="transparent" style:font-size-asian="12pt"/>
    </style:style>
    <style:style style:name="P4" style:family="paragraph" style:parent-style-name="Standard">
      <style:paragraph-properties fo:margin-top="0in" fo:margin-bottom="0.1665in" style:contextual-spacing="false"/>
      <style:text-properties officeooo:paragraph-rsid="002d943a"/>
    </style:style>
    <style:style style:name="P5" style:family="paragraph">
      <style:paragraph-properties fo:margin-top="0.1654in" fo:margin-bottom="0.1374in"/>
    </style:style>
    <style:style style:name="P6" style:family="paragraph" style:parent-style-name="Standard">
      <style:text-properties fo:color="#000000" loext:opacity="100%" style:font-name="Times New Roman" fo:font-size="12pt" fo:language="fr" fo:country="FR" fo:font-style="normal" style:text-underline-style="none" fo:font-weight="normal" fo:background-color="transparent" style:font-size-asian="12pt" style:font-style-asian="normal" style:font-weight-asian="normal"/>
    </style:style>
    <style:style style:name="P7" style:family="paragraph" style:parent-style-name="Standard">
      <style:paragraph-properties fo:margin-top="0in" fo:margin-bottom="0.1665in" style:contextual-spacing="false"/>
      <style:text-properties officeooo:paragraph-rsid="0029a539"/>
    </style:style>
    <style:style style:name="P8" style:family="paragraph" style:parent-style-name="Standard">
      <style:paragraph-properties fo:margin-top="0in" fo:margin-bottom="0.1665in" style:contextual-spacing="false"/>
      <style:text-properties style:font-name="Times New Roman" fo:language="fr" fo:country="FR" fo:background-color="transparent"/>
    </style:style>
    <style:style style:name="P9" style:family="paragraph" style:parent-style-name="Standard">
      <style:paragraph-properties fo:margin-top="0in" fo:margin-bottom="0.1665in" style:contextual-spacing="false"/>
      <style:text-properties fo:color="#000000" loext:opacity="100%" style:font-name="Times New Roman" fo:font-size="12pt" fo:language="fr" fo:country="FR" fo:font-style="normal" style:text-underline-style="none" fo:font-weight="normal" fo:background-color="transparent" style:font-size-asian="12pt" style:font-style-asian="normal" style:font-weight-asian="normal"/>
    </style:style>
    <style:style style:name="P10" style:family="paragraph" style:parent-style-name="Standard">
      <style:paragraph-properties fo:margin-top="0in" fo:margin-bottom="0.1665in" style:contextual-spacing="false"/>
      <style:text-properties style:font-name="Times New Roman" fo:language="fr" fo:country="FR" officeooo:paragraph-rsid="00273bd7" fo:background-color="transparent"/>
    </style:style>
    <style:style style:name="P11" style:family="paragraph" style:parent-style-name="Standard">
      <style:paragraph-properties fo:margin-top="0in" fo:margin-bottom="0.1665in" style:contextual-spacing="false"/>
      <style:text-properties officeooo:paragraph-rsid="00264a68"/>
    </style:style>
    <style:style style:name="P12" style:family="paragraph" style:parent-style-name="Footnote">
      <style:text-properties fo:language="fr" fo:country="FR"/>
    </style:style>
    <style:style style:name="P13" style:family="paragraph" style:parent-style-name="Footnote">
      <style:text-properties style:font-name="Liberation Serif" fo:language="fr" fo:country="FR" fo:font-weight="normal" style:font-weight-asian="normal" style:font-weight-complex="normal"/>
    </style:style>
    <style:style style:name="P14" style:family="paragraph" style:parent-style-name="Standard">
      <style:paragraph-properties fo:margin-top="0in" fo:margin-bottom="0.1665in" style:contextual-spacing="false"/>
      <style:text-properties fo:color="#000000" loext:opacity="100%" style:font-name="Times New Roman" fo:font-size="12pt" fo:language="fr" fo:country="FR" fo:font-style="normal" style:text-underline-style="none" fo:font-weight="normal" officeooo:paragraph-rsid="00264a68" fo:background-color="transparent" style:font-size-asian="12pt" style:font-style-asian="normal" style:font-weight-asian="normal"/>
    </style:style>
    <style:style style:name="P15" style:family="paragraph" style:parent-style-name="Standard">
      <style:paragraph-properties fo:margin-top="0in" fo:margin-bottom="0.1665in" style:contextual-spacing="false"/>
      <style:text-properties fo:color="#000000" loext:opacity="100%" style:font-name="Times New Roman" fo:font-size="12pt" fo:language="fr" fo:country="FR" fo:font-style="normal" style:text-underline-style="none" fo:font-weight="normal" officeooo:paragraph-rsid="00273bd7" fo:background-color="transparent" style:font-size-asian="12pt" style:font-style-asian="normal" style:font-weight-asian="normal"/>
    </style:style>
    <style:style style:name="P16" style:family="paragraph" style:parent-style-name="Standard">
      <style:paragraph-properties fo:margin-top="0in" fo:margin-bottom="0.1665in" style:contextual-spacing="false"/>
      <style:text-properties style:font-name="Times New Roman" fo:language="fr" fo:country="FR" officeooo:paragraph-rsid="00113192" fo:background-color="transparent"/>
    </style:style>
    <style:style style:name="P17" style:family="paragraph" style:parent-style-name="Standard">
      <style:paragraph-properties fo:margin-top="0in" fo:margin-bottom="0.1665in" style:contextual-spacing="false"/>
      <style:text-properties officeooo:paragraph-rsid="003594d9"/>
    </style:style>
    <style:style style:name="P18" style:family="paragraph" style:parent-style-name="Footnote">
      <style:text-properties style:font-name="Liberation Serif" fo:font-size="10pt" style:font-size-asian="10pt" style:font-size-complex="10pt"/>
    </style:style>
    <style:style style:name="P19" style:family="paragraph" style:parent-style-name="Standard">
      <style:paragraph-properties fo:margin-top="0in" fo:margin-bottom="0.1665in" style:contextual-spacing="false"/>
      <style:text-properties style:font-name="Times New Roman" fo:language="fr" fo:country="FR" officeooo:paragraph-rsid="001b2096" fo:background-color="transparent"/>
    </style:style>
    <style:style style:name="P20" style:family="paragraph" style:parent-style-name="Standard">
      <style:paragraph-properties fo:margin-top="0in" fo:margin-bottom="0.1665in" style:contextual-spacing="false"/>
      <style:text-properties officeooo:paragraph-rsid="00273bd7"/>
    </style:style>
    <style:style style:name="P21" style:family="paragraph" style:parent-style-name="Standard">
      <style:paragraph-properties fo:margin-top="0in" fo:margin-bottom="0.1665in" style:contextual-spacing="false"/>
      <style:text-properties fo:color="#000000" loext:opacity="100%" style:font-name="Times New Roman" fo:language="fr" fo:country="FR" officeooo:paragraph-rsid="001bdc55" style:font-size-asian="12pt"/>
    </style:style>
    <style:style style:name="P22" style:family="paragraph" style:parent-style-name="Standard">
      <style:paragraph-properties fo:margin-top="0in" fo:margin-bottom="0.1665in" style:contextual-spacing="false"/>
      <style:text-properties fo:color="#000000" loext:opacity="100%" style:font-name="Times New Roman" fo:font-size="12pt" fo:language="fr" fo:country="FR" fo:font-style="normal" style:text-underline-style="none" fo:font-weight="normal" officeooo:paragraph-rsid="001bdc55" fo:background-color="transparent" style:font-size-asian="12pt" style:font-style-asian="normal" style:font-weight-asian="normal"/>
    </style:style>
    <style:style style:name="P23" style:family="paragraph" style:parent-style-name="Standard">
      <style:paragraph-properties fo:margin-top="0in" fo:margin-bottom="0.1665in" style:contextual-spacing="false"/>
      <style:text-properties style:font-name="Times New Roman" fo:language="fr" fo:country="FR" officeooo:paragraph-rsid="003941ba"/>
    </style:style>
    <style:style style:name="P24" style:family="paragraph" style:parent-style-name="Footnote">
      <style:text-properties fo:language="fr" fo:country="FR" officeooo:paragraph-rsid="00379579"/>
    </style:style>
    <style:style style:name="T1" style:family="text">
      <style:text-properties fo:color="#000000" loext:opacity="100%" fo:font-family="TimesNewRomanPSMT" style:font-family-generic="roman" style:font-pitch="variable" fo:font-size="22pt" style:text-underline-style="none" style:font-size-asian="22pt"/>
    </style:style>
    <style:style style:name="T2" style:family="text">
      <style:text-properties fo:color="#000000" loext:opacity="100%" style:text-underline-style="none"/>
    </style:style>
    <style:style style:name="T3" style:family="text">
      <style:text-properties fo:color="#000000" loext:opacity="100%" fo:font-size="11pt" style:text-underline-style="none" style:font-size-asian="11pt"/>
    </style:style>
    <style:style style:name="T4" style:family="text">
      <style:text-properties fo:color="#000000" loext:opacity="100%" fo:font-family="Times-Roman" style:font-family-generic="roman" style:font-pitch="variable" fo:font-size="12pt" fo:font-style="normal" style:text-underline-style="none" fo:font-weight="normal" style:font-size-asian="12pt" style:font-style-asian="normal" style:font-weight-asian="normal"/>
    </style:style>
    <style:style style:name="T5" style:family="text">
      <style:text-properties fo:color="#000000" loext:opacity="100%" style:font-name="Times New Roman" fo:font-size="12pt" fo:language="fr" fo:country="FR" style:text-underline-style="none" fo:background-color="transparent" loext:char-shading-value="0" style:font-size-asian="12pt" style:font-size-complex="12pt"/>
    </style:style>
    <style:style style:name="T6" style:family="text">
      <style:text-properties fo:color="#000000" loext:opacity="100%" style:font-name="Times New Roman" fo:font-size="12pt" fo:letter-spacing="normal" fo:language="fr" fo:country="FR" fo:font-style="normal" style:letter-kerning="false" style:font-size-asian="12pt" style:font-style-asian="normal" style:font-size-complex="12pt" style:font-style-complex="normal"/>
    </style:style>
    <style:style style:name="T7" style:family="text">
      <style:text-properties fo:color="#000000" loext:opacity="100%" style:font-name="Times New Roman" fo:font-size="12pt" fo:language="fr" fo:country="FR" fo:font-style="normal" style:font-size-asian="12pt" style:font-style-asian="normal" style:font-size-complex="12pt" style:font-style-complex="normal"/>
    </style:style>
    <style:style style:name="T8" style:family="text">
      <style:text-properties fo:color="#000000" loext:opacity="100%" style:font-name="Times New Roman" fo:font-size="12pt" fo:language="fr" fo:country="FR" style:text-underline-style="none" fo:background-color="transparent" loext:char-shading-value="0" style:font-size-asian="12pt"/>
    </style:style>
    <style:style style:name="T9" style:family="text">
      <style:text-properties fo:color="#000000" loext:opacity="100%" style:font-name="Times New Roman" fo:font-size="12pt" fo:language="fr" fo:country="FR" fo:font-style="italic" style:text-underline-style="none" fo:background-color="transparent" loext:char-shading-value="0" style:font-size-asian="12pt" style:font-style-asian="italic"/>
    </style:style>
    <style:style style:name="T10" style:family="text">
      <style:text-properties fo:color="#000000" loext:opacity="100%" style:font-name="Times New Roman" fo:font-size="12pt" fo:language="fr" fo:country="FR" fo:font-style="normal" style:text-underline-style="none" fo:background-color="transparent" loext:char-shading-value="0" style:font-size-asian="12pt" style:font-style-asian="normal"/>
    </style:style>
    <style:style style:name="T11" style:family="text">
      <style:text-properties fo:color="#000000" loext:opacity="100%" style:font-name="Times New Roman" fo:font-size="12pt" fo:language="fr" fo:country="FR" fo:font-style="normal" style:text-underline-style="none" fo:font-weight="bold" fo:background-color="transparent" loext:char-shading-value="0" style:font-size-asian="12pt" style:font-style-asian="normal" style:font-weight-asian="bold"/>
    </style:style>
    <style:style style:name="T12" style:family="text">
      <style:text-properties fo:color="#000000" loext:opacity="100%" style:font-name="Times New Roman" fo:font-size="12pt" fo:language="fr" fo:country="FR" fo:font-style="normal" style:text-underline-style="none" fo:font-weight="normal" fo:background-color="transparent" loext:char-shading-value="0" style:font-size-asian="12pt" style:font-style-asian="normal" style:font-weight-asian="normal"/>
    </style:style>
    <style:style style:name="T13" style:family="text">
      <style:text-properties fo:font-size="10pt" style:font-size-asian="10pt" style:font-size-complex="10pt"/>
    </style:style>
    <style:style style:name="T14" style:family="text">
      <style:text-properties fo:color="#000000" loext:opacity="100%" style:font-name="Times New Roman" fo:font-size="12pt" fo:language="fr" fo:country="FR" fo:font-style="normal" style:text-underline-style="none" fo:font-weight="normal" officeooo:rsid="00349dd2" fo:background-color="transparent" loext:char-shading-value="0" style:font-size-asian="12pt" style:font-style-asian="normal" style:font-weight-asian="normal"/>
    </style:style>
    <style:style style:name="T15" style:family="text">
      <style:text-properties fo:color="#000000" loext:opacity="100%" fo:font-size="12pt" fo:font-style="normal" style:text-underline-style="none" fo:font-weight="normal" style:font-size-asian="12pt" style:font-style-asian="normal" style:font-weight-asian="normal"/>
    </style:style>
    <style:style style:name="T16" style:family="text">
      <style:text-properties fo:color="#000000" loext:opacity="100%" fo:font-size="12pt" fo:font-style="normal" style:text-underline-style="none" fo:font-weight="normal" officeooo:rsid="00312a9e" style:font-size-asian="12pt" style:font-style-asian="normal" style:font-weight-asian="normal"/>
    </style:style>
    <style:style style:name="T17" style:family="text">
      <style:text-properties fo:color="#000000" loext:opacity="100%" fo:font-size="12pt" fo:font-style="italic" style:text-underline-style="none" fo:font-weight="normal" style:font-size-asian="12pt" style:font-style-asian="italic" style:font-weight-asian="normal"/>
    </style:style>
    <style:style style:name="T18" style:family="text">
      <style:text-properties fo:color="#000000" loext:opacity="100%" style:font-name="Times New Roman" fo:font-size="20pt" fo:language="fr" fo:country="FR" fo:font-style="normal" style:text-underline-style="none" fo:font-weight="bold" fo:background-color="transparent" loext:char-shading-value="0" style:font-size-asian="20pt" style:font-style-asian="normal" style:font-weight-asian="bold"/>
    </style:style>
    <style:style style:name="T19" style:family="text">
      <style:text-properties fo:color="#000000" loext:opacity="100%" style:font-name="Times New Roman" fo:font-size="12pt" fo:language="fr" fo:country="FR" fo:font-style="normal" style:text-underline-style="none" fo:font-weight="bold" fo:background-color="transparent" loext:char-shading-value="0" style:font-size-asian="12pt" style:font-style-asian="normal" style:font-weight-asian="bold" style:font-weight-complex="bold"/>
    </style:style>
    <style:style style:name="T20" style:family="text">
      <style:text-properties fo:color="#000000" loext:opacity="100%" style:font-name="Times New Roman" fo:font-size="12pt" fo:language="fr" fo:country="FR" fo:font-style="normal" style:text-underline-style="none" fo:font-weight="bold" officeooo:rsid="00312a9e" fo:background-color="transparent" loext:char-shading-value="0" style:font-size-asian="12pt" style:font-style-asian="normal" style:font-weight-asian="bold"/>
    </style:style>
    <style:style style:name="T21" style:family="text">
      <style:text-properties fo:color="#000000" loext:opacity="100%" style:font-name="Times New Roman" fo:font-size="12pt" fo:language="fr" fo:country="FR" fo:font-style="normal" style:text-underline-style="none" fo:font-weight="normal" officeooo:rsid="000fb055" fo:background-color="transparent" loext:char-shading-value="0" style:font-size-asian="12pt" style:font-style-asian="normal" style:font-weight-asian="normal"/>
    </style:style>
    <style:style style:name="T22" style:family="text">
      <style:text-properties fo:color="#000000" loext:opacity="100%" style:font-name="Times New Roman" fo:language="fr" fo:country="FR" fo:font-style="normal" style:text-underline-style="none" fo:font-weight="normal" style:font-style-asian="normal" style:font-weight-asian="normal"/>
    </style:style>
    <style:style style:name="T23" style:family="text">
      <style:text-properties fo:color="#000000" loext:opacity="100%" style:font-name="Times New Roman" fo:font-size="12pt" fo:language="fr" fo:country="FR" fo:font-style="normal" style:text-underline-style="none" fo:font-weight="normal" officeooo:rsid="001ffb14" fo:background-color="transparent" loext:char-shading-value="0" style:font-size-asian="12pt" style:font-style-asian="normal" style:font-weight-asian="normal"/>
    </style:style>
    <style:style style:name="T24" style:family="text">
      <style:text-properties fo:color="#000000" loext:opacity="100%" fo:font-size="20pt" fo:font-style="normal" style:text-underline-style="none" fo:font-weight="normal" style:font-size-asian="20pt" style:font-style-asian="normal" style:font-weight-asian="normal" style:font-size-complex="20pt"/>
    </style:style>
    <style:style style:name="T25" style:family="text">
      <style:text-properties fo:color="#000000" loext:opacity="100%" fo:font-size="12pt" fo:font-style="normal" style:text-underline-style="none" fo:font-weight="bold" style:font-size-asian="12pt" style:font-style-asian="normal" style:font-weight-asian="bold" style:font-weight-complex="bold"/>
    </style:style>
    <style:style style:name="T26" style:family="text">
      <style:text-properties fo:color="#000000" loext:opacity="100%" fo:font-size="12pt" fo:font-style="normal" style:text-underline-style="none" fo:font-weight="bold" officeooo:rsid="0011a6c6" style:font-size-asian="12pt" style:font-style-asian="normal" style:font-weight-asian="bold" style:font-weight-complex="bold"/>
    </style:style>
    <style:style style:name="T27" style:family="text">
      <style:text-properties fo:color="#000000" loext:opacity="100%" style:font-size-asian="12pt"/>
    </style:style>
    <style:style style:name="T28" style:family="text">
      <style:text-properties fo:color="#000000" loext:opacity="100%" fo:font-size="12pt" fo:font-style="normal" style:text-underline-style="none" fo:font-weight="normal" style:font-size-asian="12pt" style:font-style-asian="normal" style:font-weight-asian="normal" style:font-size-complex="20pt"/>
    </style:style>
    <style:style style:name="T29" style:family="text">
      <style:text-properties fo:color="#000000" loext:opacity="100%" fo:font-size="12pt" fo:font-style="normal" style:text-underline-style="none" fo:font-weight="bold" style:font-size-asian="12pt" style:font-style-asian="normal" style:font-weight-asian="bold"/>
    </style:style>
    <style:style style:name="T30" style:family="text">
      <style:text-properties fo:color="#000000" loext:opacity="100%" style:font-name="Times New Roman" fo:font-size="12pt" fo:language="fr" fo:country="FR" fo:font-style="normal" style:text-underline-style="none" fo:font-weight="normal" officeooo:rsid="00145710" fo:background-color="transparent" loext:char-shading-value="0" style:font-size-asian="12pt" style:font-style-asian="normal" style:font-weight-asian="normal"/>
    </style:style>
    <style:style style:name="T31" style:family="text">
      <style:text-properties fo:color="#000000" loext:opacity="100%" style:font-name="Times New Roman" fo:font-size="12pt" fo:language="fr" fo:country="FR" fo:font-style="normal" style:text-underline-style="none" fo:font-weight="normal" officeooo:rsid="00273bd7" fo:background-color="transparent" loext:char-shading-value="0" style:font-size-asian="12pt" style:font-style-asian="normal" style:font-weight-asian="normal"/>
    </style:style>
    <style:style style:name="T32" style:family="text">
      <style:text-properties fo:language="fr" fo:country="FR"/>
    </style:style>
    <style:style style:name="T33" style:family="text">
      <style:text-properties fo:color="#000000" loext:opacity="100%" style:font-name="Times New Roman" fo:font-size="12pt" fo:language="fr" fo:country="FR" fo:font-style="italic" style:text-underline-style="none" fo:font-weight="normal" fo:background-color="transparent" loext:char-shading-value="0" style:font-size-asian="12pt" style:font-style-asian="italic" style:font-weight-asian="normal"/>
    </style:style>
    <style:style style:name="T34" style:family="text">
      <style:text-properties fo:color="#000000" loext:opacity="100%" fo:font-style="italic" style:text-underline-style="none" style:font-style-asian="italic"/>
    </style:style>
    <style:style style:name="T35" style:family="text">
      <style:text-properties fo:color="#000000" loext:opacity="100%" fo:font-style="normal" style:text-underline-style="none" style:font-style-asian="normal"/>
    </style:style>
    <style:style style:name="T36" style:family="text">
      <style:text-properties fo:color="#000000" loext:opacity="100%" style:font-name="Times New Roman" fo:font-size="12pt" fo:language="fr" fo:country="FR" fo:font-style="normal" style:text-underline-style="none" fo:font-weight="normal" officeooo:rsid="00312a9e" fo:background-color="transparent" loext:char-shading-value="0" style:font-size-asian="12pt" style:font-style-asian="normal" style:font-weight-asian="normal"/>
    </style:style>
    <style:style style:name="T37" style:family="text">
      <style:text-properties fo:color="#000000" loext:opacity="100%" style:font-name="Times New Roman" fo:font-size="12pt" fo:language="fr" fo:country="FR" fo:font-style="normal" style:text-underline-style="none" fo:font-weight="normal" fo:background-color="transparent" loext:char-shading-value="0" style:font-size-asian="12pt" style:font-style-asian="normal" style:font-weight-asian="normal" style:font-size-complex="12pt"/>
    </style:style>
    <style:style style:name="T38"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39" style:family="text">
      <style:text-properties fo:color="#000000" loext:opacity="100%" fo:language="fr" fo:country="FR" fo:font-style="normal" style:text-underline-style="none" fo:font-weight="normal" fo:background-color="transparent" loext:char-shading-value="0" style:font-style-asian="normal" style:font-weight-asian="normal"/>
    </style:style>
    <style:style style:name="T40" style:family="text">
      <style:text-properties fo:color="#000000" loext:opacity="100%" fo:language="fr" fo:country="FR" fo:font-style="normal" style:text-underline-style="none" fo:font-weight="normal" officeooo:rsid="003594d9" fo:background-color="transparent" loext:char-shading-value="0" style:font-style-asian="normal" style:font-weight-asian="normal"/>
    </style:style>
    <style:style style:name="T41" style:family="text">
      <style:text-properties fo:language="fr" fo:country="FR" officeooo:rsid="001b2096"/>
    </style:style>
    <style:style style:name="T42" style:family="text">
      <style:text-properties fo:color="#000000" loext:opacity="100%" fo:language="fr" fo:country="FR" fo:font-style="italic" style:text-underline-style="none" fo:font-weight="normal" fo:background-color="transparent" loext:char-shading-value="0" style:font-style-asian="italic" style:font-weight-asian="normal"/>
    </style:style>
    <style:style style:name="T43" style:family="text">
      <style:text-properties fo:color="#000000" loext:opacity="100%" fo:language="fr" fo:country="FR" fo:font-style="italic" style:text-underline-style="none" fo:font-weight="normal" officeooo:rsid="001b2096" fo:background-color="transparent" loext:char-shading-value="0" style:font-style-asian="italic" style:font-weight-asian="normal"/>
    </style:style>
    <style:style style:name="T44" style:family="text">
      <style:text-properties fo:color="#000000" loext:opacity="100%" fo:font-size="12pt" fo:font-style="normal" style:text-underline-style="none" fo:font-weight="normal" officeooo:rsid="001757cb" style:font-size-asian="12pt" style:font-style-asian="normal" style:font-weight-asian="normal"/>
    </style:style>
    <style:style style:name="T45" style:family="text">
      <style:text-properties fo:color="#000000" loext:opacity="100%" fo:font-size="22pt" fo:font-style="normal" style:text-underline-style="none" fo:font-weight="normal" style:font-size-asian="22pt" style:font-style-asian="normal" style:font-weight-asian="normal"/>
    </style:style>
    <style:style style:name="T46" style:family="text">
      <style:text-properties fo:color="#000000" loext:opacity="100%" style:font-name="Times New Roman" fo:font-size="12pt" fo:language="fr" fo:country="FR" fo:font-style="normal" style:text-underline-style="none" fo:font-weight="normal" fo:background-color="transparent" loext:char-shading-value="0" style:font-size-asian="12pt" style:font-style-asian="normal" style:font-weight-asian="normal" style:font-weight-complex="normal"/>
    </style:style>
    <style:style style:name="T47" style:family="text">
      <style:text-properties fo:color="#000000" loext:opacity="100%" style:font-name="Times New Roman" fo:language="fr" fo:country="FR" fo:font-weight="normal" style:font-size-asian="12pt" style:font-weight-asian="normal" style:font-weight-complex="normal"/>
    </style:style>
    <style:style style:name="T48" style:family="text">
      <style:text-properties fo:color="#000000" loext:opacity="100%" style:font-name="Times New Roman" fo:language="fr" fo:country="FR" style:font-size-asian="12pt"/>
    </style:style>
    <style:style style:name="T49" style:family="text">
      <style:text-properties fo:color="#000000" loext:opacity="100%" style:font-name="Times New Roman" fo:language="fr" fo:country="FR"/>
    </style:style>
    <style:style style:name="T50" style:family="text">
      <style:text-properties fo:color="#000000" loext:opacity="100%" style:font-name="Times New Roman" fo:language="fr" fo:country="FR" style:language-complex="fr" style:country-complex="FR"/>
    </style:style>
    <style:style style:name="T51" style:family="text">
      <style:text-properties fo:color="#000000" loext:opacity="100%" fo:font-size="10pt" fo:language="fr" fo:country="FR" style:font-family-asian="'Times New Roman'" style:font-family-generic-asian="system" style:font-pitch-asian="variable" style:font-size-asian="10pt" style:font-family-complex="'Times New Roman'" style:font-family-generic-complex="system" style:font-pitch-complex="variable" style:font-size-complex="10pt"/>
    </style:style>
    <style:style style:name="T52" style:family="text">
      <style:text-properties fo:font-size="22pt" style:font-size-asian="22pt"/>
    </style:style>
    <style:style style:name="T53" style:family="text">
      <style:text-properties officeooo:rsid="00363916"/>
    </style:style>
    <style:style style:name="T54" style:family="text">
      <style:text-properties fo:color="#000000" loext:opacity="100%" fo:font-size="12pt" fo:font-style="normal" style:text-underline-style="none" fo:font-weight="bold" fo:background-color="transparent" loext:char-shading-value="0" style:font-size-asian="12pt" style:font-style-asian="normal" style:font-weight-asian="bold"/>
    </style:style>
    <style:style style:name="T55" style:family="text">
      <style:text-properties fo:color="#000000" loext:opacity="100%" fo:font-size="12pt" fo:font-style="normal" style:text-underline-style="none" fo:font-weight="normal" fo:background-color="transparent" loext:char-shading-value="0" style:font-size-asian="12pt" style:font-style-asian="normal" style:font-weight-asian="normal"/>
    </style:style>
    <style:style style:name="T56" style:family="text">
      <style:text-properties fo:color="#000000" loext:opacity="100%" fo:font-size="12pt" fo:language="en" fo:country="US" fo:font-style="normal" style:text-underline-style="none" fo:font-weight="normal" fo:background-color="transparent" loext:char-shading-value="0" style:font-size-asian="12pt" style:font-style-asian="normal" style:font-weight-asian="normal"/>
    </style:style>
    <style:style style:name="T57" style:family="text">
      <style:text-properties officeooo:rsid="00379579"/>
    </style:style>
    <style:style style:name="T58" style:family="text">
      <style:text-properties fo:font-size="10pt" officeooo:rsid="00379579" style:font-size-asian="10pt" style:font-size-complex="10pt"/>
    </style:style>
    <style:style style:name="T59" style:family="text">
      <style:text-properties fo:font-style="italic" officeooo:rsid="00379579" style:font-style-asian="italic" style:font-style-complex="italic"/>
    </style:style>
    <style:style style:name="T60" style:family="text">
      <style:text-properties fo:font-size="10pt" fo:font-style="italic" officeooo:rsid="00379579" style:font-size-asian="10pt" style:font-style-asian="italic" style:font-size-complex="10pt" style:font-style-complex="italic"/>
    </style:style>
    <style:style style:name="T61" style:family="text">
      <style:text-properties fo:color="#000000" loext:opacity="100%" fo:font-family="'times new ro'" fo:font-size="12pt" fo:font-style="normal" style:text-underline-style="none" fo:font-weight="normal" fo:background-color="transparent" loext:char-shading-value="0" style:font-size-asian="12pt" style:font-style-asian="normal" style:font-weight-asian="normal"/>
    </style:style>
    <style:style style:name="T62" style:family="text">
      <style:text-properties fo:color="#000000" loext:opacity="100%" fo:font-family="times" style:font-family-generic="roman" fo:font-size="12pt" fo:font-style="normal" style:text-underline-style="none" fo:font-weight="normal" fo:background-color="transparent" loext:char-shading-value="0" style:font-size-asian="12pt" style:font-style-asian="normal" style:font-weight-asian="normal"/>
    </style:style>
    <style:style style:name="T63" style:family="text">
      <style:text-properties fo:color="#000000" loext:opacity="100%" fo:font-family="times" style:font-family-generic="roman" fo:font-size="12pt" fo:font-style="normal" style:text-underline-style="none" fo:font-weight="normal" officeooo:rsid="003941ba" fo:background-color="transparent" loext:char-shading-value="0" style:font-size-asian="12pt" style:font-style-asian="normal" style:font-weight-asian="normal"/>
    </style:style>
    <style:style style:name="T64" style:family="text">
      <style:text-properties fo:color="#000000" loext:opacity="100%" officeooo:rsid="001757cb" style:font-size-asian="12pt"/>
    </style:style>
    <style:style style:name="T65" style:family="text">
      <style:text-properties fo:color="#000000" loext:opacity="100%" fo:language="fr" fo:country="FR" fo:font-style="normal" style:text-underline-style="none" fo:font-weight="normal" style:font-style-asian="normal" style:font-weight-asian="normal"/>
    </style:style>
    <style:style style:name="T66" style:family="text">
      <style:text-properties fo:color="#000000" loext:opacity="100%" style:font-name="Times New Roman" fo:font-size="12pt" fo:letter-spacing="normal" fo:language="fr" fo:country="FR" style:text-underline-style="none" style:letter-kerning="false" fo:background-color="transparent" loext:char-shading-value="0" style:font-size-asian="12pt" style:font-size-complex="12pt"/>
    </style:style>
    <style:style style:name="T67" style:family="text">
      <style:text-properties fo:color="#000000" loext:opacity="100%" fo:font-size="12pt" fo:font-style="normal" style:text-underline-style="none" fo:font-weight="bold" style:font-size-asian="12pt" style:font-style-asian="normal" style:font-weight-asian="bold" style:font-size-complex="20pt"/>
    </style:style>
    <style:style style:name="T68" style:family="text">
      <style:text-properties fo:color="#000000" loext:opacity="100%" fo:font-size="9pt" fo:font-style="normal" style:text-underline-style="none" fo:font-weight="bold" style:font-size-asian="9pt" style:font-style-asian="normal" style:font-weight-asian="bold" style:font-size-complex="9pt"/>
    </style:style>
    <style:style style:name="T69" style:family="text">
      <style:text-properties fo:color="#ff3838" loext:opacity="100%" fo:font-size="9pt" fo:font-style="normal" style:text-underline-style="none" fo:font-weight="bold" officeooo:rsid="001757cb" style:font-size-asian="9pt" style:font-style-asian="normal" style:font-weight-asian="bold" style:font-size-complex="9pt"/>
    </style:style>
    <style:style style:name="T70" style:family="text">
      <style:text-properties fo:color="#ff3838" loext:opacity="100%" fo:font-size="9pt" fo:font-style="normal" style:text-underline-style="none" fo:font-weight="bold" officeooo:rsid="001da92e" style:font-size-asian="9pt" style:font-style-asian="normal" style:font-weight-asian="bold" style:font-size-complex="9pt"/>
    </style:style>
    <style:style style:name="T71" style:family="text">
      <style:text-properties fo:color="#ff3838" loext:opacity="100%" fo:font-size="9pt" fo:font-style="normal" style:text-underline-style="none" fo:font-weight="bold" officeooo:rsid="001933ff" style:font-size-asian="9pt" style:font-style-asian="normal" style:font-weight-asian="bold" style:font-size-complex="9pt"/>
    </style:style>
    <style:style style:name="T72" style:family="text">
      <style:text-properties fo:color="#ff3838" loext:opacity="100%" fo:font-size="9pt" fo:font-style="normal" style:text-underline-style="none" fo:font-weight="bold" officeooo:rsid="001b2096" style:font-size-asian="9pt" style:font-style-asian="normal" style:font-weight-asian="bold" style:font-size-complex="9pt"/>
    </style:style>
    <style:style style:name="T73" style:family="text">
      <style:text-properties fo:font-variant="normal" fo:text-transform="none" fo:color="#000000" loext:opacity="100%" style:font-name="Times New Roman" fo:font-size="12pt" fo:letter-spacing="normal" fo:font-style="normal" fo:font-weight="normal" officeooo:rsid="001b2096" style:font-size-asian="12pt" style:font-size-complex="12pt"/>
    </style:style>
    <style:style style:name="T74" style:family="text">
      <style:text-properties fo:font-variant="normal" fo:text-transform="none" fo:color="#000000" loext:opacity="100%" style:font-name="Times New Roman" fo:font-size="12pt" fo:letter-spacing="normal" fo:language="fr" fo:country="FR" fo:font-style="normal" style:text-underline-style="none" fo:font-weight="normal" fo:background-color="transparent" loext:char-shading-value="0" style:font-size-asian="12pt" style:font-style-asian="normal" style:font-weight-asian="normal" style:font-size-complex="12pt"/>
    </style:style>
    <style:style style:name="T75" style:family="text">
      <style:text-properties fo:font-variant="normal" fo:text-transform="none" fo:color="#000000" loext:opacity="100%" style:font-name="Times New Roman" fo:font-size="12pt" fo:letter-spacing="normal" fo:language="fr" fo:country="FR" fo:font-style="normal" style:text-underline-style="none" fo:font-weight="normal" officeooo:rsid="001b2096" fo:background-color="transparent" loext:char-shading-value="0" style:font-size-asian="12pt" style:font-style-asian="normal" style:font-weight-asian="normal" style:font-size-complex="12pt"/>
    </style:style>
    <style:style style:name="T76" style:family="text">
      <style:text-properties fo:color="#000000" loext:opacity="100%" fo:font-size="12pt" fo:font-style="normal" style:text-underline-style="none" fo:font-weight="normal" officeooo:rsid="0038cd80" fo:background-color="transparent" loext:char-shading-value="0" style:font-size-asian="12pt" style:font-style-asian="normal" style:font-weight-asian="normal"/>
    </style:style>
  </office:automatic-styles>
  <office:body>
    <office:text text:use-soft-page-breaks="true">
      <text:tracked-changes text:track-changes="false">
        <text:changed-region xml:id="ct767169952" text:id="ct767169952">
          <text:insertion>
            <office:change-info>
              <dc:creator>Defne ELVER</dc:creator>
              <dc:date>2026-02-17T14:37:11</dc:date>
            </office:change-info>
          </text:insertion>
        </text:changed-region>
        <text:changed-region xml:id="ct767170240" text:id="ct767170240">
          <text:deletion>
            <office:change-info>
              <dc:creator>Defne ELVER</dc:creator>
              <dc:date>2026-02-17T14:37:10</dc:date>
            </office:change-info>
            <text:p text:style-name="Footnote">Espace transversal assurant <text:span text:style-name="T65">l'attention numérique et la conciergerie informatique à l'Erg</text:span> </text:p>
          </text:deletion>
        </text:changed-region>
        <text:changed-region xml:id="ct767224352" text:id="ct767224352">
          <text:format-change>
            <office:change-info>
              <dc:creator>Unknown Author</dc:creator>
              <dc:date>2026-03-23T18:07:20</dc:date>
            </office:change-info>
          </text:format-change>
        </text:changed-region>
        <text:changed-region xml:id="ct767151424" text:id="ct767151424">
          <text:deletion>
            <office:change-info>
              <dc:creator>Defne ELVER</dc:creator>
              <dc:date>2026-02-19T12:12:29</dc:date>
            </office:change-info>
            <text:p text:style-name="P13">RGPD : </text:p>
          </text:deletion>
        </text:changed-region>
        <text:changed-region xml:id="ct767221424" text:id="ct767221424">
          <text:format-change>
            <office:change-info>
              <dc:creator>Unknown Author</dc:creator>
              <dc:date>2026-03-23T18:07:09</dc:date>
            </office:change-info>
          </text:format-change>
        </text:changed-region>
        <text:changed-region xml:id="ct767288192" text:id="ct767288192">
          <text:insertion>
            <office:change-info>
              <dc:creator>Unknown Author</dc:creator>
              <dc:date>2026-03-23T16:51:40</dc:date>
            </office:change-info>
          </text:insertion>
        </text:changed-region>
        <text:changed-region xml:id="ct767341856" text:id="ct767341856">
          <text:insertion>
            <office:change-info>
              <dc:creator>Defne ELVER</dc:creator>
              <dc:date>2026-02-19T11:54:23</dc:date>
            </office:change-info>
          </text:insertion>
        </text:changed-region>
        <text:changed-region xml:id="ct767342256" text:id="ct767342256">
          <text:insertion>
            <office:change-info>
              <dc:creator>Defne ELVER</dc:creator>
              <dc:date>2026-02-19T11:53:16</dc:date>
            </office:change-info>
          </text:insertion>
        </text:changed-region>
        <text:changed-region xml:id="ct767361456" text:id="ct767361456">
          <text:format-change>
            <office:change-info>
              <dc:creator>Unknown Author</dc:creator>
              <dc:date>2026-03-23T18:23:22</dc:date>
            </office:change-info>
          </text:format-change>
        </text:changed-region>
        <text:changed-region xml:id="ct767362800" text:id="ct767362800">
          <text:insertion>
            <office:change-info>
              <dc:creator>Unknown Author</dc:creator>
              <dc:date>2026-03-23T18:23:12</dc:date>
            </office:change-info>
          </text:insertion>
        </text:changed-region>
        <text:changed-region xml:id="ct767363088" text:id="ct767363088">
          <text:format-change>
            <office:change-info>
              <dc:creator>Unknown Author</dc:creator>
              <dc:date>2026-03-23T18:23:22</dc:date>
            </office:change-info>
          </text:format-change>
          <text:deletion>
            <office:change-info>
              <dc:creator>Unknown Author</dc:creator>
              <dc:date>2026-03-23T18:23:11</dc:date>
            </office:change-info>
            <text:p text:style-name="P18"><text:span text:style-name="T40">en</text:span></text:p>
          </text:deletion>
        </text:changed-region>
        <text:changed-region xml:id="ct767367920" text:id="ct767367920">
          <text:format-change>
            <office:change-info>
              <dc:creator>Unknown Author</dc:creator>
              <dc:date>2026-03-23T18:23:22</dc:date>
            </office:change-info>
          </text:format-change>
        </text:changed-region>
        <text:changed-region xml:id="ct767374032" text:id="ct767374032">
          <text:insertion>
            <office:change-info>
              <dc:creator>Defne ELVER</dc:creator>
              <dc:date>2026-02-19T12:00:56</dc:date>
            </office:change-info>
          </text:insertion>
        </text:changed-region>
        <text:changed-region xml:id="ct767246080" text:id="ct767246080">
          <text:insertion>
            <office:change-info>
              <dc:creator>Unknown Author</dc:creator>
              <dc:date>2026-03-23T18:33:26</dc:date>
            </office:change-info>
          </text:insertion>
        </text:changed-region>
        <text:changed-region xml:id="ct767307648" text:id="ct767307648">
          <text:format-change>
            <office:change-info>
              <dc:creator>Unknown Author</dc:creator>
              <dc:date>2026-03-23T19:03:12</dc:date>
            </office:change-info>
          </text:format-change>
          <text:insertion>
            <office:change-info>
              <dc:creator>Unknown Author</dc:creator>
              <dc:date>2026-03-23T18:33:26</dc:date>
            </office:change-info>
          </text:insertion>
        </text:changed-region>
        <text:changed-region xml:id="ct767370112" text:id="ct767370112">
          <text:insertion>
            <office:change-info>
              <dc:creator>Unknown Author</dc:creator>
              <dc:date>2026-03-23T18:57:14</dc:date>
            </office:change-info>
          </text:insertion>
        </text:changed-region>
        <text:changed-region xml:id="ct767280304" text:id="ct767280304">
          <text:insertion>
            <office:change-info>
              <dc:creator>Unknown Author</dc:creator>
              <dc:date>2026-03-23T19:02:39</dc:date>
            </office:change-info>
          </text:insertion>
        </text:changed-region>
        <text:changed-region xml:id="ct767280864" text:id="ct767280864">
          <text:format-change>
            <office:change-info>
              <dc:creator>Unknown Author</dc:creator>
              <dc:date>2026-03-23T19:03:08</dc:date>
            </office:change-info>
          </text:format-change>
          <text:insertion>
            <office:change-info>
              <dc:creator>Unknown Author</dc:creator>
              <dc:date>2026-03-23T19:02:39</dc:date>
            </office:change-info>
          </text:insertion>
        </text:changed-region>
        <text:changed-region xml:id="ct767403248" text:id="ct767403248">
          <text:insertion>
            <office:change-info>
              <dc:creator>Unknown Author</dc:creator>
              <dc:date>2026-03-23T18:57:14</dc:date>
            </office:change-info>
          </text:insertion>
        </text:changed-region>
        <text:changed-region xml:id="ct767423744" text:id="ct767423744">
          <text:insertion>
            <office:change-info>
              <dc:creator>Unknown Author</dc:creator>
              <dc:date>2026-03-23T18:59:11</dc:date>
            </office:change-info>
          </text:insertion>
        </text:changed-region>
        <text:changed-region xml:id="ct767370400" text:id="ct767370400">
          <text:insertion>
            <office:change-info>
              <dc:creator>Defne ELVER</dc:creator>
              <dc:date>2026-02-19T12:02:45</dc:date>
            </office:change-info>
          </text:insertion>
        </text:changed-region>
        <text:changed-region xml:id="ct763681680" text:id="ct763681680">
          <text:format-change>
            <office:change-info>
              <dc:creator>Unknown Author</dc:creator>
              <dc:date>2026-03-23T18:02:52</dc:date>
            </office:change-info>
          </text:format-change>
        </text:changed-region>
        <text:changed-region xml:id="ct763681392" text:id="ct763681392">
          <text:deletion>
            <office:change-info>
              <dc:creator>Unknown Author</dc:creator>
              <dc:date>2026-03-23T19:08:57</dc:date>
            </office:change-info>
            <text:p text:style-name="P4" loext:marker-style-name="T4"><text:span text:style-name="T5">  + phrase de renvoie au contenu web ? (format podcast + </text:span><text:span text:style-name="T66">une biblio/annexe comme ressourcerie / ‘pour aller plus loin’ avec les références mentionnés dans l’émission et d’autres ressources complémentaires)</text:span></text:p>
          </text:deletion>
        </text:changed-region>
        <text:changed-region xml:id="ct763681968" text:id="ct763681968">
          <text:insertion>
            <office:change-info>
              <dc:creator>Unknown Author</dc:creator>
              <dc:date>2026-03-23T16:41:26</dc:date>
            </office:change-info>
          </text:insertion>
        </text:changed-region>
        <text:changed-region xml:id="ct763388976" text:id="ct763388976">
          <text:insertion>
            <office:change-info>
              <dc:creator>Unknown Author</dc:creator>
              <dc:date>2026-03-23T16:38:25</dc:date>
            </office:change-info>
          </text:insertion>
        </text:changed-region>
        <text:changed-region xml:id="ct767159408" text:id="ct767159408">
          <text:deletion>
            <office:change-info>
              <dc:creator>Unknown Author</dc:creator>
              <dc:date>2026-03-23T16:41:02</dc:date>
            </office:change-info>
            <text:p text:style-name="P4" loext:marker-style-name="T4"><text:span text:style-name="T8"><text:tab/></text:span></text:p>
          </text:deletion>
        </text:changed-region>
        <text:changed-region xml:id="ct767168864" text:id="ct767168864">
          <text:insertion>
            <office:change-info>
              <dc:creator>Unknown Author</dc:creator>
              <dc:date>2026-03-23T18:03:03</dc:date>
            </office:change-info>
          </text:insertion>
        </text:changed-region>
        <text:changed-region xml:id="ct767154704" text:id="ct767154704">
          <text:deletion>
            <office:change-info>
              <dc:creator>Defne ELVER</dc:creator>
              <dc:date>2026-02-17T14:20:02</dc:date>
            </office:change-info>
            <text:p text:style-name="P2" loext:marker-style-name="T4"><text:span text:style-name="T15">Ce choix se réverbère aussi à travers le site de l’école, qui adopte un format wiki.</text:span></text:p>
          </text:deletion>
        </text:changed-region>
        <text:changed-region xml:id="ct767165472" text:id="ct767165472">
          <text:insertion>
            <office:change-info>
              <dc:creator>Unknown Author</dc:creator>
              <dc:date>2026-03-23T16:43:48</dc:date>
            </office:change-info>
          </text:insertion>
        </text:changed-region>
        <text:changed-region xml:id="ct767166960" text:id="ct767166960">
          <text:deletion>
            <office:change-info>
              <dc:creator>Unknown Author</dc:creator>
              <dc:date>2026-03-23T16:43:47</dc:date>
            </office:change-info>
            <text:p text:style-name="P2" loext:marker-style-name="T4"><text:span text:style-name="T16">RG</text:span></text:p>
          </text:deletion>
        </text:changed-region>
        <text:changed-region xml:id="ct767164176" text:id="ct767164176">
          <text:insertion>
            <office:change-info>
              <dc:creator>Unknown Author</dc:creator>
              <dc:date>2026-03-23T16:45:16</dc:date>
            </office:change-info>
          </text:insertion>
        </text:changed-region>
        <text:changed-region xml:id="ct767182880" text:id="ct767182880">
          <text:deletion>
            <office:change-info>
              <dc:creator>Unknown Author</dc:creator>
              <dc:date>2026-03-23T16:45:15</dc:date>
            </office:change-info>
            <text:p text:style-name="P7" loext:marker-style-name="T4"><text:span text:style-name="T11">i</text:span></text:p>
          </text:deletion>
        </text:changed-region>
        <text:changed-region xml:id="ct767202720" text:id="ct767202720">
          <text:deletion>
            <office:change-info>
              <dc:creator>Unknown Author</dc:creator>
              <dc:date>2026-03-23T16:45:26</dc:date>
            </office:change-info>
            <text:p text:style-name="P7" loext:marker-style-name="T4"><text:span text:style-name="T21">*</text:span></text:p>
          </text:deletion>
        </text:changed-region>
        <text:changed-region xml:id="ct767212352" text:id="ct767212352">
          <text:deletion>
            <office:change-info>
              <dc:creator>Unknown Author</dc:creator>
              <dc:date>2026-03-23T16:45:30</dc:date>
            </office:change-info>
            <text:p text:style-name="P7" loext:marker-style-name="T4"><text:span text:style-name="T21">*</text:span></text:p>
          </text:deletion>
        </text:changed-region>
        <text:changed-region xml:id="ct767220816" text:id="ct767220816">
          <text:insertion>
            <office:change-info>
              <dc:creator>Defne ELVER</dc:creator>
              <dc:date>2026-02-19T12:05:25</dc:date>
            </office:change-info>
          </text:insertion>
        </text:changed-region>
        <text:changed-region xml:id="ct767221136" text:id="ct767221136">
          <text:deletion>
            <office:change-info>
              <dc:creator>Defne ELVER</dc:creator>
              <dc:date>2026-02-19T12:05:23</dc:date>
            </office:change-info>
            <text:p text:style-name="P7" loext:marker-style-name="T4"><text:span text:style-name="T21">roles</text:span></text:p>
          </text:deletion>
        </text:changed-region>
        <text:changed-region xml:id="ct767225680" text:id="ct767225680">
          <text:deletion>
            <office:change-info>
              <dc:creator>Unknown Author</dc:creator>
              <dc:date>2026-03-23T16:46:09</dc:date>
            </office:change-info>
            <text:p text:style-name="P7" loext:marker-style-name="T4"><text:span text:style-name="T21">* </text:span></text:p>
          </text:deletion>
        </text:changed-region>
        <text:changed-region xml:id="ct767227296" text:id="ct767227296">
          <text:insertion>
            <office:change-info>
              <dc:creator>Unknown Author</dc:creator>
              <dc:date>2026-03-23T16:46:10</dc:date>
            </office:change-info>
          </text:insertion>
        </text:changed-region>
        <text:changed-region xml:id="ct767233232" text:id="ct767233232">
          <text:deletion>
            <office:change-info>
              <dc:creator>Unknown Author</dc:creator>
              <dc:date>2026-03-23T16:46:32</dc:date>
            </office:change-info>
            <text:p text:style-name="P7" loext:marker-style-name="T4"><text:span text:style-name="T23">*</text:span></text:p>
          </text:deletion>
        </text:changed-region>
        <text:changed-region xml:id="ct767233520" text:id="ct767233520">
          <text:deletion>
            <office:change-info>
              <dc:creator>Defne ELVER</dc:creator>
              <dc:date>2026-02-17T14:07:38</dc:date>
            </office:change-info>
            <text:p text:style-name="P7" loext:marker-style-name="T4"><text:span text:style-name="T23">, un collectif artistique et médiatique basé à Bruxelles.</text:span><text:span text:style-name="T21"> </text:span><text:span text:style-name="T23">Il est également membre</text:span></text:p>
          </text:deletion>
        </text:changed-region>
        <text:changed-region xml:id="ct767231616" text:id="ct767231616">
          <text:insertion>
            <office:change-info>
              <dc:creator>Defne ELVER</dc:creator>
              <dc:date>2026-02-19T12:05:53</dc:date>
            </office:change-info>
          </text:insertion>
        </text:changed-region>
        <text:changed-region xml:id="ct767238336" text:id="ct767238336">
          <text:insertion>
            <office:change-info>
              <dc:creator>Unknown Author</dc:creator>
              <dc:date>2026-03-23T16:46:35</dc:date>
            </office:change-info>
          </text:insertion>
        </text:changed-region>
        <text:changed-region xml:id="ct767238624" text:id="ct767238624">
          <text:deletion>
            <office:change-info>
              <dc:creator>Unknown Author</dc:creator>
              <dc:date>2026-03-23T16:46:34</dc:date>
            </office:change-info>
            <text:p text:style-name="P7" loext:marker-style-name="T4"><text:span text:style-name="T21">* </text:span></text:p>
          </text:deletion>
        </text:changed-region>
        <text:changed-region xml:id="ct767238912" text:id="ct767238912">
          <text:deletion>
            <office:change-info>
              <dc:creator>Defne ELVER</dc:creator>
              <dc:date>2026-02-17T14:07:45</dc:date>
            </office:change-info>
            <text:p text:style-name="P7" loext:marker-style-name="T4"><text:span text:style-name="T21">(collectif qui travaille à la croisée des archives des arts visuels et des nouvelles formes de narration à travers l'exploration algorithmique.)</text:span></text:p>
          </text:deletion>
        </text:changed-region>
        <text:changed-region xml:id="ct767126000" text:id="ct767126000">
          <text:deletion>
            <office:change-info>
              <dc:creator>Defne ELVER</dc:creator>
              <dc:date>2026-02-17T14:46:03</dc:date>
            </office:change-info>
            <text:p text:style-name="P8" loext:marker-style-name="T4"><text:span text:style-name="T27"><text:line-break/><text:tab/></text:span></text:p>
          </text:deletion>
        </text:changed-region>
        <text:changed-region xml:id="ct767188784" text:id="ct767188784">
          <text:insertion>
            <office:change-info>
              <dc:creator>Defne ELVER</dc:creator>
              <dc:date>2026-02-17T14:47:38</dc:date>
            </office:change-info>
          </text:insertion>
        </text:changed-region>
        <text:changed-region xml:id="ct764957552" text:id="ct764957552">
          <text:deletion>
            <office:change-info>
              <dc:creator>Defne ELVER</dc:creator>
              <dc:date>2026-02-17T14:01:09</dc:date>
            </office:change-info>
            <text:p text:style-name="P10" loext:marker-style-name="T4"><text:span text:style-name="T28"><text:line-break/><text:line-break/></text:span><text:span text:style-name="T67">Ludi </text:span><text:span text:style-name="T68"> </text:span><text:span text:style-name="T69">+ Completer </text:span><text:span text:style-name="T70">avec</text:span><text:span text:style-name="T69"> la réponse de Maxime </text:span><text:span text:style-name="T71">qui retrace l’histoire de la transition puis répond à la question ? </text:span><text:span text:style-name="T72">Ou mettre que la réponse de Maxime ? </text:span><text:span text:style-name="T70">Réécrire pour f</text:span><text:span text:style-name="T72">usionner les 2 ?</text:span><text:span text:style-name="T67"><text:line-break/></text:span><text:span text:style-name="T28">Je peux initier un début de réponse afin de restituer, d’un point de vue historique, comment cette transition a progressivement pris de l’ampleur à l’Erg. Maxime pourra me compléter.</text:span><text:span text:style-name="T24"><office:annotation office:name="__Annotation__1747_1587247655" loext:resolved="false"><dc:creator>Elsa BOYER</dc:creator><dc:date>2026-02-15T15:28:13.357565147</dc:date><text:p text:style-name="P5"><text:span text:style-name="T13">supprimer ?</text:span></text:p><text:p text:style-name="P5"><text:span text:style-name="T13">peut-être mettre plutôt la réponse de Maxime qui est plus précise sur les outils et l'aspect progressif ? dans l'autre fichier j'ai proposé en commentaire des passages à supprimer.</text:span></text:p></office:annotation></text:span><text:span text:style-name="T28"><text:line-break/> <text:tab/>L’usage de ces outils au sein de l’école s’est étendu de manière progressive. Deux dynamiques ont convergé. D’une part, au sein des cours, un ensemble d’enseignant·es utilisait déjà ces outils dans leur pratique personnelle, en dehors de l’école, et a continué à les infuser à travers leurs enseignements, dans différents cours et à des endroits parfois inattendus. <text:line-break/><text:tab/>D’autre part, il y a eu un moment charnière — je repense notamment à une interview de Peggy Pierrot, il y a deux ou trois ans, menée par l’association bruxelloise GSARA asbl dans un contexte post-Covid — qui expliquait comment le besoin de se tourner vers ces outils est également apparu du côté administratif au moment de la pandémie. Il s’agissait, notamment pour des raisons liées au RGPD, de reprendre la main sur les outils utilisés. <text:tab/>Le contexte du confinement plaçait les échanges dans une forme de précarité et rendait nécessaire cette reprise de contrôle. À ce moment-là, de grandes entreprises ont proposé des solutions clés en main, mais celles-ci comportaient de nombreux biais et soulevaient des problèmes importants. C’est dans ce contexte que l’école a notamment commencé à utiliser Mattermost, en dialogue avec Tactique asbl. <text:line-break/><text:tab/>Des outils structurants ont ainsi été mis en place. Ils sont progressivement entrés dans les pratiques de l’équipe enseignante, puis, plus doucement, dans celles des étudiant·es, avant de s’installer plus solidement au sein de l’administration.  Concrètement, la transition s’est opérée par étapes. Par ailleurs, une transmission de pair à pair s’est organisée : de petits groupes se sont formés pour expliquer le fonctionnement des outils, accompagnés de réunions et de moments de formation, organisés entre autres par Maxime. Le processus a été long, mais il s’est solidement ancré durant la période du Covid.    <text:line-break/><text:line-break/></text:span></text:p>
          </text:deletion>
        </text:changed-region>
        <text:changed-region xml:id="ct767190016" text:id="ct767190016">
          <text:insertion>
            <office:change-info>
              <dc:creator>Defne ELVER</dc:creator>
              <dc:date>2026-02-17T14:57:44</dc:date>
            </office:change-info>
          </text:insertion>
        </text:changed-region>
        <text:changed-region xml:id="ct767230592" text:id="ct767230592">
          <text:insertion>
            <office:change-info>
              <dc:creator>Defne ELVER</dc:creator>
              <dc:date>2026-02-17T13:58:26</dc:date>
            </office:change-info>
          </text:insertion>
        </text:changed-region>
        <text:changed-region xml:id="ct767152592" text:id="ct767152592">
          <text:insertion>
            <office:change-info>
              <dc:creator>Olivier BIENZ</dc:creator>
              <dc:date>2026-02-18T10:22:40</dc:date>
              <text:p>Comment added</text:p>
              <text:p/>
              <text:p/>
              <text:p/>
              <text:p/>
              <text:p/>
              <text:p/>
              <text:p/>
            </office:change-info>
          </text:insertion>
        </text:changed-region>
        <text:changed-region xml:id="ct767183168" text:id="ct767183168">
          <text:insertion>
            <office:change-info>
              <dc:creator>Defne ELVER</dc:creator>
              <dc:date>2026-02-17T13:58:26</dc:date>
            </office:change-info>
          </text:insertion>
        </text:changed-region>
        <text:changed-region xml:id="ct767211280" text:id="ct767211280">
          <text:format-change>
            <office:change-info>
              <dc:creator>Unknown Author</dc:creator>
              <dc:date>2026-03-23T19:10:31</dc:date>
            </office:change-info>
          </text:format-change>
          <text:insertion>
            <office:change-info>
              <dc:creator>Defne ELVER</dc:creator>
              <dc:date>2026-02-17T13:58:26</dc:date>
            </office:change-info>
          </text:insertion>
        </text:changed-region>
        <text:changed-region xml:id="ct767206208" text:id="ct767206208">
          <text:format-change>
            <office:change-info>
              <dc:creator>Unknown Author</dc:creator>
              <dc:date>2026-03-23T19:10:31</dc:date>
            </office:change-info>
          </text:format-change>
          <text:insertion>
            <office:change-info>
              <dc:creator>Defne ELVER</dc:creator>
              <dc:date>2026-02-17T14:56:54</dc:date>
            </office:change-info>
          </text:insertion>
        </text:changed-region>
        <text:changed-region xml:id="ct767176480" text:id="ct767176480">
          <text:insertion>
            <office:change-info>
              <dc:creator>Defne ELVER</dc:creator>
              <dc:date>2026-02-17T13:58:26</dc:date>
            </office:change-info>
          </text:insertion>
        </text:changed-region>
        <text:changed-region xml:id="ct767170944" text:id="ct767170944">
          <text:format-change>
            <office:change-info>
              <dc:creator>Unknown Author</dc:creator>
              <dc:date>2026-03-23T19:10:31</dc:date>
            </office:change-info>
          </text:format-change>
          <text:insertion>
            <office:change-info>
              <dc:creator>Defne ELVER</dc:creator>
              <dc:date>2026-02-17T13:58:26</dc:date>
            </office:change-info>
          </text:insertion>
        </text:changed-region>
        <text:changed-region xml:id="ct763681104" text:id="ct763681104">
          <text:insertion>
            <office:change-info>
              <dc:creator>Defne ELVER</dc:creator>
              <dc:date>2026-02-17T13:58:26</dc:date>
            </office:change-info>
          </text:insertion>
        </text:changed-region>
        <text:changed-region xml:id="ct767227760" text:id="ct767227760">
          <text:insertion>
            <office:change-info>
              <dc:creator>Olivier BIENZ</dc:creator>
              <dc:date>2026-02-18T10:27:23</dc:date>
              <text:p>Comment added</text:p>
              <text:p/>
              <text:p/>
              <text:p/>
              <text:p/>
              <text:p/>
              <text:p/>
              <text:p/>
            </office:change-info>
          </text:insertion>
        </text:changed-region>
        <text:changed-region xml:id="ct767228048" text:id="ct767228048">
          <text:insertion>
            <office:change-info>
              <dc:creator>Defne ELVER</dc:creator>
              <dc:date>2026-02-17T13:58:26</dc:date>
            </office:change-info>
          </text:insertion>
        </text:changed-region>
        <text:changed-region xml:id="ct767228496" text:id="ct767228496">
          <text:insertion>
            <office:change-info>
              <dc:creator>Defne ELVER</dc:creator>
              <dc:date>2026-02-17T14:04:41</dc:date>
            </office:change-info>
          </text:insertion>
        </text:changed-region>
        <text:changed-region xml:id="ct767209440" text:id="ct767209440">
          <text:deletion>
            <office:change-info>
              <dc:creator>Defne ELVER</dc:creator>
              <dc:date>2026-02-16T17:22:21</dc:date>
            </office:change-info>
            <text:p text:style-name="P16" loext:marker-style-name="T4"><text:span text:style-name="T15">Même si je fais aujourd’hui partie d’un cours appelé </text:span><text:span text:style-name="T17">Experimental Publishing</text:span><text:span text:style-name="T15">, il s’agit en réalité d’un cours qui existe depuis 2002, sous une forme initialement nommée </text:span><text:span text:style-name="T17">Media Design</text:span><text:span text:style-name="T15">, et qui possède une longue histoire.</text:span><text:span text:style-name="T15"><office:annotation office:name="__Annotation__1748_1587247655" loext:resolved="false"><dc:creator>Elsa BOYER</dc:creator><dc:date>2026-02-15T15:40:31.299979370</dc:date><text:p text:style-name="P5"><text:span text:style-name="T13">supprimer ?</text:span></text:p></office:annotation></text:span><text:span text:style-name="T15"> </text:span></text:p>
          </text:deletion>
        </text:changed-region>
        <text:changed-region xml:id="ct767247136" text:id="ct767247136">
          <text:insertion>
            <office:change-info>
              <dc:creator>Defne ELVER</dc:creator>
              <dc:date>2026-02-16T17:22:32</dc:date>
            </office:change-info>
          </text:insertion>
        </text:changed-region>
        <text:changed-region xml:id="ct767247536" text:id="ct767247536">
          <text:deletion>
            <office:change-info>
              <dc:creator>Defne ELVER</dc:creator>
              <dc:date>2026-02-16T17:22:30</dc:date>
            </office:change-info>
            <text:p text:style-name="P16" loext:marker-style-name="T4"><text:bookmark-start text:name="__Annotation__359_783136396____ Copy 1"/><text:span text:style-name="T15">l</text:span><text:bookmark-end text:name="__Annotation__359_783136396____ Copy 1"/><text:span text:style-name="T15">arge</text:span></text:p>
          </text:deletion>
        </text:changed-region>
        <text:changed-region xml:id="ct767261728" text:id="ct767261728">
          <text:insertion>
            <office:change-info>
              <dc:creator>Defne ELVER</dc:creator>
              <dc:date>2026-02-16T17:22:50</dc:date>
            </office:change-info>
          </text:insertion>
        </text:changed-region>
        <text:changed-region xml:id="ct767262016" text:id="ct767262016">
          <text:deletion>
            <office:change-info>
              <dc:creator>Defne ELVER</dc:creator>
              <dc:date>2026-02-16T17:22:49</dc:date>
            </office:change-info>
            <text:p text:style-name="P17" loext:marker-style-name="T4"><text:span text:style-name="T12"><text:s/></text:span><text:bookmark text:name="__Annotation__360_783136396____ Copy 1"/><text:span text:style-name="T12">— pardonnez-moi si cela paraît trop élémentaire — </text:span></text:p>
          </text:deletion>
        </text:changed-region>
        <text:changed-region xml:id="ct767247984" text:id="ct767247984">
          <text:deletion>
            <office:change-info>
              <dc:creator>Unknown Author</dc:creator>
              <dc:date>2026-03-23T16:47:56</dc:date>
            </office:change-info>
            <text:p text:style-name="P17" loext:marker-style-name="T4"><text:span text:style-name="T12">deja</text:span></text:p>
          </text:deletion>
        </text:changed-region>
        <text:changed-region xml:id="ct767273184" text:id="ct767273184">
          <text:insertion>
            <office:change-info>
              <dc:creator>Unknown Author</dc:creator>
              <dc:date>2026-03-23T16:47:56</dc:date>
            </office:change-info>
          </text:insertion>
        </text:changed-region>
        <text:changed-region xml:id="ct767274528" text:id="ct767274528">
          <text:deletion>
            <office:change-info>
              <dc:creator>Unknown Author</dc:creator>
              <dc:date>2026-03-23T16:48:01</dc:date>
            </office:change-info>
            <text:p text:style-name="P17" loext:marker-style-name="T4"><text:span text:style-name="T12"><text:tab/></text:span></text:p>
          </text:deletion>
        </text:changed-region>
        <text:changed-region xml:id="ct767275872" text:id="ct767275872">
          <text:insertion>
            <office:change-info>
              <dc:creator>Unknown Author</dc:creator>
              <dc:date>2026-03-23T16:48:02</dc:date>
            </office:change-info>
          </text:insertion>
        </text:changed-region>
        <text:changed-region xml:id="ct767280016" text:id="ct767280016">
          <text:insertion>
            <office:change-info>
              <dc:creator>Defne ELVER</dc:creator>
              <dc:date>2026-02-16T17:23:00</dc:date>
            </office:change-info>
          </text:insertion>
        </text:changed-region>
        <text:changed-region xml:id="ct767068528" text:id="ct767068528">
          <text:insertion>
            <office:change-info>
              <dc:creator>Unknown Author</dc:creator>
              <dc:date>2026-03-23T16:51:38</dc:date>
            </office:change-info>
          </text:insertion>
        </text:changed-region>
        <text:changed-region xml:id="ct767279728" text:id="ct767279728">
          <text:deletion>
            <office:change-info>
              <dc:creator>Unknown Author</dc:creator>
              <dc:date>2026-03-23T16:52:26</dc:date>
            </office:change-info>
            <text:p text:style-name="P17" loext:marker-style-name="T4"><text:span text:style-name="T12"><text:line-break/><text:tab/></text:span></text:p>
          </text:deletion>
        </text:changed-region>
        <text:changed-region xml:id="ct767284208" text:id="ct767284208">
          <text:insertion>
            <office:change-info>
              <dc:creator>Unknown Author</dc:creator>
              <dc:date>2026-03-23T16:52:27</dc:date>
            </office:change-info>
          </text:insertion>
        </text:changed-region>
        <text:changed-region xml:id="ct767284528" text:id="ct767284528">
          <text:insertion>
            <office:change-info>
              <dc:creator>Defne ELVER</dc:creator>
              <dc:date>2026-03-23T20:58:59</dc:date>
            </office:change-info>
          </text:insertion>
        </text:changed-region>
        <text:changed-region xml:id="ct767326720" text:id="ct767326720">
          <text:deletion>
            <office:change-info>
              <dc:creator>Defne ELVER</dc:creator>
              <dc:date>2026-03-23T20:58:59</dc:date>
            </office:change-info>
            <text:p text:style-name="P17" loext:marker-style-name="T4"><text:span text:style-name="T12">a notion</text:span></text:p>
          </text:deletion>
        </text:changed-region>
        <text:changed-region xml:id="ct767322784" text:id="ct767322784">
          <text:insertion>
            <office:change-info>
              <dc:creator>Defne ELVER</dc:creator>
              <dc:date>2026-03-23T20:59:00</dc:date>
            </office:change-info>
          </text:insertion>
        </text:changed-region>
        <text:changed-region xml:id="ct767229744" text:id="ct767229744">
          <text:insertion>
            <office:change-info>
              <dc:creator>Unknown Author</dc:creator>
              <dc:date>2026-03-23T18:24:16</dc:date>
            </office:change-info>
          </text:insertion>
        </text:changed-region>
        <text:changed-region xml:id="ct766904928" text:id="ct766904928">
          <text:deletion>
            <office:change-info>
              <dc:creator>Unknown Author</dc:creator>
              <dc:date>2026-03-23T16:53:38</dc:date>
            </office:change-info>
            <text:p text:style-name="P17" loext:marker-style-name="T4"><text:span text:style-name="T12">.</text:span></text:p>
          </text:deletion>
        </text:changed-region>
        <text:changed-region xml:id="ct767310080" text:id="ct767310080">
          <text:insertion>
            <office:change-info>
              <dc:creator>Unknown Author</dc:creator>
              <dc:date>2026-03-23T16:53:38</dc:date>
            </office:change-info>
          </text:insertion>
        </text:changed-region>
        <text:changed-region xml:id="ct767319088" text:id="ct767319088">
          <text:insertion>
            <office:change-info>
              <dc:creator>Defne ELVER</dc:creator>
              <dc:date>2026-02-19T11:53:09</dc:date>
            </office:change-info>
          </text:insertion>
        </text:changed-region>
        <text:changed-region xml:id="ct767343152" text:id="ct767343152">
          <text:deletion>
            <office:change-info>
              <dc:creator>Unknown Author</dc:creator>
              <dc:date>2026-03-23T16:58:02</dc:date>
            </office:change-info>
            <text:p text:style-name="P17" loext:marker-style-name="T4"><text:span text:style-name="T12"><text:line-break/><text:tab/></text:span></text:p>
          </text:deletion>
        </text:changed-region>
        <text:changed-region xml:id="ct767350560" text:id="ct767350560">
          <text:insertion>
            <office:change-info>
              <dc:creator>Unknown Author</dc:creator>
              <dc:date>2026-03-23T16:58:03</dc:date>
            </office:change-info>
          </text:insertion>
        </text:changed-region>
        <text:changed-region xml:id="ct767358848" text:id="ct767358848">
          <text:deletion>
            <office:change-info>
              <dc:creator>Unknown Author</dc:creator>
              <dc:date>2026-03-23T16:56:51</dc:date>
            </office:change-info>
            <text:p text:style-name="P17" loext:marker-style-name="T4"><text:span text:style-name="Emphasis"><text:span text:style-name="T38"><text:s/></text:span></text:span><text:span text:style-name="Emphasis"><text:span text:style-name="T73">(ou </text:span></text:span><text:span text:style-name="Emphasis"><text:span text:style-name="T74">parallèle</text:span></text:span><text:span text:style-name="Emphasis"><text:span text:style-name="T75">s ?)</text:span></text:span><text:span text:style-name="Emphasis"><text:span text:style-name="T74"> </text:span></text:span></text:p>
          </text:deletion>
        </text:changed-region>
        <text:changed-region xml:id="ct767281360" text:id="ct767281360">
          <text:insertion>
            <office:change-info>
              <dc:creator>Unknown Author</dc:creator>
              <dc:date>2026-03-23T16:56:51</dc:date>
            </office:change-info>
          </text:insertion>
        </text:changed-region>
        <text:changed-region xml:id="ct767318704" text:id="ct767318704">
          <text:deletion>
            <office:change-info>
              <dc:creator>Defne ELVER</dc:creator>
              <dc:date>2026-02-17T15:17:25</dc:date>
            </office:change-info>
            <text:p text:style-name="P17" loext:marker-style-name="T4"><text:span text:style-name="T37"><text:s/></text:span></text:p>
          </text:deletion>
        </text:changed-region>
        <text:changed-region xml:id="ct767364736" text:id="ct767364736">
          <text:insertion>
            <office:change-info>
              <dc:creator>Defne ELVER</dc:creator>
              <dc:date>2026-02-17T15:17:28</dc:date>
            </office:change-info>
          </text:insertion>
        </text:changed-region>
        <text:changed-region xml:id="ct767352608" text:id="ct767352608">
          <text:insertion>
            <office:change-info>
              <dc:creator>Defne ELVER</dc:creator>
              <dc:date>2026-02-15T17:22:20</dc:date>
            </office:change-info>
          </text:insertion>
        </text:changed-region>
        <text:changed-region xml:id="ct767352928" text:id="ct767352928">
          <text:deletion>
            <office:change-info>
              <dc:creator>Defne ELVER</dc:creator>
              <dc:date>2026-02-15T17:22:19</dc:date>
            </office:change-info>
            <text:p text:style-name="P17" loext:marker-style-name="T4"><text:span text:style-name="T12">site</text:span></text:p>
          </text:deletion>
        </text:changed-region>
        <text:changed-region xml:id="ct767347760" text:id="ct767347760">
          <text:deletion>
            <office:change-info>
              <dc:creator>Defne ELVER</dc:creator>
              <dc:date>2026-02-17T15:21:36</dc:date>
            </office:change-info>
            <text:p text:style-name="P20" loext:marker-style-name="T4"><text:span text:style-name="T12"><text:s/>C’est, je trouve, une différence fondamentale avec d’autres outils, très pensés sur un mode individualiste.</text:span><text:span text:style-name="T46">  </text:span></text:p>
          </text:deletion>
        </text:changed-region>
        <text:changed-region xml:id="ct767047040" text:id="ct767047040">
          <text:insertion>
            <office:change-info>
              <dc:creator>Defne ELVER</dc:creator>
              <dc:date>2026-02-17T15:22:36</dc:date>
            </office:change-info>
          </text:insertion>
        </text:changed-region>
        <text:changed-region xml:id="ct766987872" text:id="ct766987872">
          <text:insertion>
            <office:change-info>
              <dc:creator>Defne ELVER</dc:creator>
              <dc:date>2026-02-16T17:37:18</dc:date>
            </office:change-info>
          </text:insertion>
        </text:changed-region>
        <text:changed-region xml:id="ct767017856" text:id="ct767017856">
          <text:insertion>
            <office:change-info>
              <dc:creator>Defne ELVER</dc:creator>
              <dc:date>2026-02-16T17:38:22</dc:date>
            </office:change-info>
          </text:insertion>
        </text:changed-region>
        <text:changed-region xml:id="ct767279424" text:id="ct767279424">
          <text:deletion>
            <office:change-info>
              <dc:creator>Defne ELVER</dc:creator>
              <dc:date>2026-02-16T17:37:16</dc:date>
            </office:change-info>
            <text:p text:style-name="P20" loext:marker-style-name="T4"><text:span text:style-name="T12"><text:s/>— moi, je travaille dans le graphisme, avec des urgences de mise en page</text:span><text:span text:style-name="T12"><office:annotation office:name="__Annotation__1753_1587247655" loext:resolved="false"><dc:creator>Olivier BIENZ</dc:creator><dc:date>2026-02-15T16:47:13.084216875</dc:date><text:p text:style-name="P5"><text:span text:style-name="T13">formulation plus "écrite" pour transcrire l'intention ?</text:span></text:p></office:annotation></text:span><text:span text:style-name="T12"> — </text:span></text:p>
          </text:deletion>
        </text:changed-region>
        <text:changed-region xml:id="ct767229040" text:id="ct767229040">
          <text:insertion>
            <office:change-info>
              <dc:creator>Defne ELVER</dc:creator>
              <dc:date>2026-02-16T17:39:56</dc:date>
            </office:change-info>
          </text:insertion>
        </text:changed-region>
        <text:changed-region xml:id="ct767031920" text:id="ct767031920">
          <text:deletion>
            <office:change-info>
              <dc:creator>Defne ELVER</dc:creator>
              <dc:date>2026-02-16T17:39:54</dc:date>
            </office:change-info>
            <text:p text:style-name="P20" loext:marker-style-name="T4"><text:span text:style-name="T12">chance</text:span></text:p>
          </text:deletion>
        </text:changed-region>
        <text:changed-region xml:id="ct767272800" text:id="ct767272800">
          <text:deletion>
            <office:change-info>
              <dc:creator>Unknown Author</dc:creator>
              <dc:date>2026-03-23T20:50:19</dc:date>
            </office:change-info>
            <text:p text:style-name="P20" loext:marker-style-name="T4"/>
            <text:p text:style-name="P7" loext:marker-style-name="T4"><text:span text:style-name="T12"/></text:p>
          </text:deletion>
        </text:changed-region>
        <text:changed-region xml:id="ct767322240" text:id="ct767322240">
          <text:insertion>
            <office:change-info>
              <dc:creator>Unknown Author</dc:creator>
              <dc:date>2026-03-23T20:50:20</dc:date>
            </office:change-info>
          </text:insertion>
        </text:changed-region>
        <text:changed-region xml:id="ct767365968" text:id="ct767365968">
          <text:insertion>
            <office:change-info>
              <dc:creator>Defne ELVER</dc:creator>
              <dc:date>2026-02-19T12:15:42</dc:date>
            </office:change-info>
          </text:insertion>
        </text:changed-region>
        <text:changed-region xml:id="ct767246448" text:id="ct767246448">
          <text:deletion>
            <office:change-info>
              <dc:creator>Defne ELVER</dc:creator>
              <dc:date>2026-02-17T15:26:56</dc:date>
            </office:change-info>
            <text:p text:style-name="P7" loext:marker-style-name="T4"><text:span text:style-name="T12"><text:line-break/> </text:span></text:p>
          </text:deletion>
        </text:changed-region>
        <text:changed-region xml:id="ct767343440" text:id="ct767343440">
          <text:insertion>
            <office:change-info>
              <dc:creator>Defne ELVER</dc:creator>
              <dc:date>2026-02-19T12:15:42</dc:date>
            </office:change-info>
          </text:insertion>
        </text:changed-region>
        <text:changed-region xml:id="ct767348752" text:id="ct767348752">
          <text:deletion>
            <office:change-info>
              <dc:creator>Defne ELVER</dc:creator>
              <dc:date>2026-02-16T17:40:41</dc:date>
            </office:change-info>
            <text:p text:style-name="P7" loext:marker-style-name="T4"><text:bookmark-start text:name="__Annotation__401_3084594844____ Copy 1"/><text:span text:style-name="T12">s</text:span><text:bookmark-end text:name="__Annotation__401_3084594844____ Copy 1"/><text:span text:style-name="T12">uive</text:span></text:p>
          </text:deletion>
        </text:changed-region>
        <text:changed-region xml:id="ct767327008" text:id="ct767327008">
          <text:insertion>
            <office:change-info>
              <dc:creator>Olivier BIENZ</dc:creator>
              <dc:date>2026-02-15T16:49:03</dc:date>
              <text:p>Comment added</text:p>
              <text:p/>
              <text:p/>
              <text:p/>
              <text:p/>
              <text:p/>
              <text:p/>
              <text:p/>
              <text:p/>
              <text:p/>
              <text:p/>
              <text:p/>
              <text:p/>
            </office:change-info>
          </text:insertion>
        </text:changed-region>
        <text:changed-region xml:id="ct767303520" text:id="ct767303520">
          <text:insertion>
            <office:change-info>
              <dc:creator>Defne ELVER</dc:creator>
              <dc:date>2026-02-19T12:15:42</dc:date>
            </office:change-info>
          </text:insertion>
        </text:changed-region>
        <text:changed-region xml:id="ct767318032" text:id="ct767318032">
          <text:deletion>
            <office:change-info>
              <dc:creator>Defne ELVER</dc:creator>
              <dc:date>2026-02-17T15:27:47</dc:date>
            </office:change-info>
            <text:p text:style-name="P7" loext:marker-style-name="T4"><text:span text:style-name="T12"><text:s/>ou tous les six mois</text:span></text:p>
          </text:deletion>
        </text:changed-region>
        <text:changed-region xml:id="ct767346944" text:id="ct767346944">
          <text:insertion>
            <office:change-info>
              <dc:creator>Defne ELVER</dc:creator>
              <dc:date>2026-02-19T12:15:42</dc:date>
            </office:change-info>
          </text:insertion>
        </text:changed-region>
        <text:changed-region xml:id="ct767346032" text:id="ct767346032">
          <text:insertion>
            <office:change-info>
              <dc:creator>Olivier BIENZ</dc:creator>
              <dc:date>2026-02-15T16:49:40</dc:date>
            </office:change-info>
          </text:insertion>
        </text:changed-region>
        <text:changed-region xml:id="ct767346320" text:id="ct767346320">
          <text:deletion>
            <office:change-info>
              <dc:creator>Olivier BIENZ</dc:creator>
              <dc:date>2026-02-15T16:49:40</dc:date>
            </office:change-info>
            <text:p text:style-name="P7" loext:marker-style-name="T4"><text:span text:style-name="T12">’est</text:span></text:p>
          </text:deletion>
        </text:changed-region>
        <text:changed-region xml:id="ct767361744" text:id="ct767361744">
          <text:insertion>
            <office:change-info>
              <dc:creator>Defne ELVER</dc:creator>
              <dc:date>2026-02-19T12:15:42</dc:date>
            </office:change-info>
          </text:insertion>
        </text:changed-region>
        <text:changed-region xml:id="ct767323072" text:id="ct767323072">
          <text:insertion>
            <office:change-info>
              <dc:creator>Olivier BIENZ</dc:creator>
              <dc:date>2026-02-15T16:49:44</dc:date>
            </office:change-info>
          </text:insertion>
        </text:changed-region>
        <text:changed-region xml:id="ct767341008" text:id="ct767341008">
          <text:insertion>
            <office:change-info>
              <dc:creator>Defne ELVER</dc:creator>
              <dc:date>2026-02-19T12:15:42</dc:date>
            </office:change-info>
          </text:insertion>
        </text:changed-region>
        <text:changed-region xml:id="ct767276160" text:id="ct767276160">
          <text:insertion>
            <office:change-info>
              <dc:creator>Olivier BIENZ</dc:creator>
              <dc:date>2026-02-15T16:49:44</dc:date>
            </office:change-info>
          </text:insertion>
        </text:changed-region>
        <text:changed-region xml:id="ct767274816" text:id="ct767274816">
          <text:insertion>
            <office:change-info>
              <dc:creator>Defne ELVER</dc:creator>
              <dc:date>2026-02-19T12:15:42</dc:date>
            </office:change-info>
          </text:insertion>
        </text:changed-region>
        <text:changed-region xml:id="ct767275136" text:id="ct767275136">
          <text:deletion>
            <office:change-info>
              <dc:creator>Olivier BIENZ</dc:creator>
              <dc:date>2026-02-15T16:49:51</dc:date>
            </office:change-info>
            <text:p text:style-name="P7" loext:marker-style-name="T4"><text:span text:style-name="T12">‘»e </text:span></text:p>
          </text:deletion>
        </text:changed-region>
        <text:changed-region xml:id="ct767316288" text:id="ct767316288">
          <text:insertion>
            <office:change-info>
              <dc:creator>Defne ELVER</dc:creator>
              <dc:date>2026-02-19T12:15:42</dc:date>
            </office:change-info>
          </text:insertion>
        </text:changed-region>
        <text:changed-region xml:id="ct767316608" text:id="ct767316608">
          <text:deletion>
            <office:change-info>
              <dc:creator>Defne ELVER</dc:creator>
              <dc:date>2026-02-19T12:15:16</dc:date>
            </office:change-info>
            <text:p text:style-name="P7" loext:marker-style-name="T4"><text:span text:style-name="T48">un </text:span></text:p>
          </text:deletion>
        </text:changed-region>
        <text:changed-region xml:id="ct767345712" text:id="ct767345712">
          <text:insertion>
            <office:change-info>
              <dc:creator>Defne ELVER</dc:creator>
              <dc:date>2026-02-19T12:15:42</dc:date>
            </office:change-info>
          </text:insertion>
        </text:changed-region>
        <text:changed-region xml:id="ct767063344" text:id="ct767063344">
          <text:insertion>
            <office:change-info>
              <dc:creator>Defne ELVER</dc:creator>
              <loext:move-id>3</loext:move-id>
              <dc:date>2026-02-19T12:15:42</dc:date>
            </office:change-info>
          </text:insertion>
        </text:changed-region>
        <text:changed-region xml:id="ct767359136" text:id="ct767359136">
          <text:insertion>
            <office:change-info>
              <dc:creator>Defne ELVER</dc:creator>
              <dc:date>2026-02-19T12:15:42</dc:date>
            </office:change-info>
          </text:insertion>
        </text:changed-region>
        <text:changed-region xml:id="ct767369824" text:id="ct767369824">
          <text:insertion>
            <office:change-info>
              <dc:creator>Defne ELVER</dc:creator>
              <dc:date>2026-02-19T12:00:49</dc:date>
            </office:change-info>
          </text:insertion>
        </text:changed-region>
        <text:changed-region xml:id="ct767375040" text:id="ct767375040">
          <text:deletion>
            <office:change-info>
              <dc:creator>Defne ELVER</dc:creator>
              <dc:date>2026-02-19T12:00:41</dc:date>
            </office:change-info>
            <text:p text:style-name="P7" loext:marker-style-name="T4"><text:span text:style-name="T48"><office:annotation office:name="__Annotation__1756_1587247655" loext:resolved="false"><dc:creator>Olivier BIENZ</dc:creator><dc:date>2026-02-15T16:51:01.601017190</dc:date><text:p text:style-name="P5"><text:span text:style-name="T13">note de bas de page ?</text:span></text:p></office:annotation></text:span></text:p>
          </text:deletion>
          <text:insertion>
            <office:change-info>
              <dc:creator>Olivier BIENZ</dc:creator>
              <dc:date>2026-02-15T16:51:01</dc:date>
              <text:p>Comment added</text:p>
              <text:p/>
              <text:p/>
              <text:p/>
              <text:p/>
              <text:p/>
              <text:p/>
              <text:p/>
              <text:p/>
              <text:p/>
              <text:p/>
              <text:p/>
              <text:p/>
            </office:change-info>
          </text:insertion>
        </text:changed-region>
        <text:changed-region xml:id="ct767375328" text:id="ct767375328">
          <text:deletion>
            <office:change-info>
              <dc:creator>Defne ELVER</dc:creator>
              <dc:date>2026-02-19T12:00:41</dc:date>
            </office:change-info>
            <text:p text:style-name="P7" loext:marker-style-name="T4"><text:span text:style-name="T48">, membre d’OSP</text:span></text:p>
          </text:deletion>
        </text:changed-region>
        <text:changed-region xml:id="ct767376384" text:id="ct767376384">
          <text:deletion>
            <office:change-info>
              <dc:creator>Defne ELVER</dc:creator>
              <loext:move-id>3</loext:move-id>
              <dc:date>2026-02-19T12:00:17</dc:date>
            </office:change-info>
            <text:p text:style-name="P7" loext:marker-style-name="T4"><text:span text:style-name="T48">intitulé </text:span><text:span text:style-name="Emphasis"><text:span text:style-name="T48">Awkward Gestures</text:span></text:span></text:p>
          </text:deletion>
        </text:changed-region>
        <text:changed-region xml:id="ct767067696" text:id="ct767067696">
          <text:deletion>
            <office:change-info>
              <dc:creator>Defne ELVER</dc:creator>
              <dc:date>2026-02-19T12:00:17</dc:date>
            </office:change-info>
            <text:p text:style-name="P7" loext:marker-style-name="T4"><text:span text:style-name="Emphasis"><text:span text:style-name="T48"><office:annotation office:name="__Annotation__1757_1587247655" loext:resolved="false"><dc:creator>Olivier BIENZ</dc:creator><dc:date>2026-02-15T16:51:39.357819640</dc:date><text:p text:style-name="P5"><text:span text:style-name="T13">un lien pour les ressources</text:span></text:p></office:annotation></text:span></text:span></text:p>
          </text:deletion>
          <text:insertion>
            <office:change-info>
              <dc:creator>Olivier BIENZ</dc:creator>
              <dc:date>2026-02-15T16:51:39</dc:date>
              <text:p>Comment added</text:p>
              <text:p/>
              <text:p/>
              <text:p/>
              <text:p/>
              <text:p/>
              <text:p/>
              <text:p/>
              <text:p/>
              <text:p/>
              <text:p/>
              <text:p/>
              <text:p/>
            </office:change-info>
          </text:insertion>
        </text:changed-region>
        <text:changed-region xml:id="ct767376704" text:id="ct767376704">
          <text:deletion>
            <office:change-info>
              <dc:creator>Defne ELVER</dc:creator>
              <dc:date>2026-02-19T12:00:17</dc:date>
            </office:change-info>
            <text:p text:style-name="P7" loext:marker-style-name="T4"><text:span text:style-name="Emphasis"><text:span text:style-name="T48">, </text:span></text:span></text:p>
          </text:deletion>
        </text:changed-region>
        <text:changed-region xml:id="ct767058368" text:id="ct767058368">
          <text:insertion>
            <office:change-info>
              <dc:creator>Unknown Author</dc:creator>
              <dc:date>2026-03-23T18:33:24</dc:date>
            </office:change-info>
          </text:insertion>
        </text:changed-region>
        <text:changed-region xml:id="ct767318320" text:id="ct767318320">
          <text:insertion>
            <office:change-info>
              <dc:creator>Olivier BIENZ</dc:creator>
              <dc:date>2026-02-15T16:54:06</dc:date>
              <text:p>Comment added</text:p>
              <text:p/>
              <text:p/>
              <text:p/>
              <text:p/>
              <text:p/>
              <text:p/>
              <text:p/>
              <text:p/>
              <text:p/>
              <text:p/>
              <text:p/>
              <text:p/>
            </office:change-info>
          </text:insertion>
        </text:changed-region>
        <text:changed-region xml:id="ct767357888" text:id="ct767357888">
          <text:insertion>
            <office:change-info>
              <dc:creator>Olivier BIENZ</dc:creator>
              <dc:date>2026-02-15T16:55:04</dc:date>
            </office:change-info>
          </text:insertion>
        </text:changed-region>
        <text:changed-region xml:id="ct767346608" text:id="ct767346608">
          <text:insertion>
            <office:change-info>
              <dc:creator>Olivier BIENZ</dc:creator>
              <dc:date>2026-02-15T16:55:43</dc:date>
              <text:p>Comment added</text:p>
              <text:p/>
              <text:p/>
              <text:p/>
              <text:p/>
              <text:p/>
              <text:p/>
              <text:p/>
              <text:p/>
              <text:p/>
              <text:p/>
              <text:p/>
              <text:p/>
            </office:change-info>
          </text:insertion>
        </text:changed-region>
        <text:changed-region xml:id="ct767290224" text:id="ct767290224">
          <text:format-change>
            <office:change-info>
              <dc:creator>Unknown Author</dc:creator>
              <dc:date>2026-03-23T18:37:30</dc:date>
            </office:change-info>
          </text:format-change>
        </text:changed-region>
        <text:changed-region xml:id="ct767349584" text:id="ct767349584">
          <text:insertion>
            <office:change-info>
              <dc:creator>Defne ELVER</dc:creator>
              <dc:date>2026-02-16T17:46:10</dc:date>
            </office:change-info>
          </text:insertion>
        </text:changed-region>
        <text:changed-region xml:id="ct767312112" text:id="ct767312112">
          <text:insertion>
            <office:change-info>
              <dc:creator>Defne ELVER</dc:creator>
              <dc:date>2026-02-16T17:44:47</dc:date>
            </office:change-info>
          </text:insertion>
        </text:changed-region>
        <text:changed-region xml:id="ct767327296" text:id="ct767327296">
          <text:deletion>
            <office:change-info>
              <dc:creator>Defne ELVER</dc:creator>
              <dc:date>2026-02-16T17:44:45</dc:date>
            </office:change-info>
            <text:p text:style-name="P23" loext:marker-style-name="T4"><text:span text:style-name="T55"><text:s/>et donc, du coup, </text:span><text:bookmark text:name="__Annotation__414_3084594844____ Copy 1"/><text:bookmark text:name="__Annotation__362_783136396____ Copy 1"/><text:span text:style-name="T55">forcée, </text:span></text:p>
          </text:deletion>
        </text:changed-region>
        <text:changed-region xml:id="ct767276448" text:id="ct767276448">
          <text:insertion>
            <office:change-info>
              <dc:creator>Unknown Author</dc:creator>
              <dc:date>2026-03-23T18:50:04</dc:date>
            </office:change-info>
          </text:insertion>
        </text:changed-region>
        <text:changed-region xml:id="ct767285424" text:id="ct767285424">
          <text:insertion>
            <office:change-info>
              <dc:creator>Olivier BIENZ</dc:creator>
              <dc:date>2026-02-15T16:57:26</dc:date>
              <text:p>Comment added</text:p>
              <text:p/>
              <text:p/>
              <text:p/>
              <text:p/>
              <text:p/>
              <text:p/>
              <text:p/>
              <text:p/>
              <text:p/>
              <text:p/>
              <text:p/>
              <text:p/>
            </office:change-info>
          </text:insertion>
        </text:changed-region>
        <text:changed-region xml:id="ct767274000" text:id="ct767274000">
          <text:format-change>
            <office:change-info>
              <dc:creator>Defne ELVER</dc:creator>
              <dc:date>2026-03-23T20:57:03</dc:date>
            </office:change-info>
          </text:format-change>
        </text:changed-region>
        <text:changed-region xml:id="ct767422784" text:id="ct767422784">
          <text:insertion>
            <office:change-info>
              <dc:creator>Unknown Author</dc:creator>
              <dc:date>2026-03-23T20:42:54</dc:date>
            </office:change-info>
          </text:insertion>
        </text:changed-region>
        <text:changed-region xml:id="ct767443632" text:id="ct767443632">
          <text:insertion>
            <office:change-info>
              <dc:creator>Unknown Author</dc:creator>
              <dc:date>2026-03-23T20:41:53</dc:date>
            </office:change-info>
          </text:insertion>
        </text:changed-region>
        <text:changed-region xml:id="ct767369312" text:id="ct767369312">
          <text:insertion>
            <office:change-info>
              <dc:creator>Unknown Author</dc:creator>
              <dc:date>2026-03-23T20:50:02</dc:date>
            </office:change-info>
          </text:insertion>
        </text:changed-region>
        <text:changed-region xml:id="ct767031520" text:id="ct767031520">
          <text:deletion>
            <office:change-info>
              <dc:creator>Unknown Author</dc:creator>
              <dc:date>2026-03-23T20:41:06</dc:date>
            </office:change-info>
            <text:p text:style-name="P23" loext:marker-style-name="T4"><text:span text:style-name="T55">Parce qu'il faut savoir qu'on parlait de… faut pas faire honte à certains logiciels plus qu'à d'autres, mais il est quand même… j'ai pas les chiffres exacts en tête, mais juste faire tourner un ordinateur sous Windows, sans avoir allumé un programme, c'est la même chose que de faire du montage vidéo à temps plein sur un ordinateur sous Linux. Donc c'est juste faire allumer son ordinateur qui demande des capacités, donc demande des minerais, demande du travail à moitié esclavagisé chez Foxconn à Shenzhen. Enfin bref, vous voyez où je veux en venir. </text:span></text:p>
          </text:deletion>
        </text:changed-region>
        <text:changed-region xml:id="ct767257056" text:id="ct767257056">
          <text:deletion>
            <office:change-info>
              <dc:creator>Unknown Author</dc:creator>
              <dc:date>2026-03-23T20:41:06</dc:date>
            </office:change-info>
            <text:p text:style-name="P23" loext:marker-style-name="T4"><text:span text:style-name="T55"><office:annotation office:name="__Annotation__1762_1587247655" loext:resolved="false"><dc:creator>Olivier BIENZ</dc:creator><dc:date>2026-02-15T16:59:20.321381220</dc:date><text:p text:style-name="P5"><text:span text:style-name="T13">c'est très flou. je vois l'idée mais il faudrait reformuler avec des sources</text:span></text:p></office:annotation></text:span></text:p>
          </text:deletion>
          <text:insertion>
            <office:change-info>
              <dc:creator>Olivier BIENZ</dc:creator>
              <dc:date>2026-02-15T16:59:20</dc:date>
              <text:p>Comment added</text:p>
              <text:p/>
              <text:p/>
              <text:p/>
              <text:p/>
              <text:p/>
              <text:p/>
              <text:p/>
              <text:p/>
              <text:p/>
              <text:p/>
              <text:p/>
              <text:p/>
            </office:change-info>
          </text:insertion>
        </text:changed-region>
        <text:changed-region xml:id="ct766928944" text:id="ct766928944">
          <text:deletion>
            <office:change-info>
              <dc:creator>Unknown Author</dc:creator>
              <dc:date>2026-03-23T20:50:01</dc:date>
            </office:change-info>
            <text:p text:style-name="P23" loext:marker-style-name="T4"><text:span text:style-name="T55"><text:line-break/><text:tab/>Donc l'informatique verte, locale, bio et de saison n'existe pas, évidemment, mais il y a quand même des informatiques qui sont plus sobres, à la fois en énergie, en matériaux et en connaissance. </text:span></text:p>
          </text:deletion>
        </text:changed-region>
        <text:changed-region xml:id="ct766871552" text:id="ct766871552">
          <text:deletion>
            <office:change-info>
              <dc:creator>Unknown Author</dc:creator>
              <dc:date>2026-03-23T19:20:54</dc:date>
            </office:change-info>
            <text:p text:style-name="P23" loext:marker-style-name="T4"><text:span text:style-name="T55"><text:s/></text:span></text:p>
          </text:deletion>
          <text:insertion>
            <office:change-info>
              <dc:creator>Olivier BIENZ</dc:creator>
              <dc:date>2026-02-15T16:59:35</dc:date>
            </office:change-info>
          </text:insertion>
        </text:changed-region>
        <text:changed-region xml:id="ct767083888" text:id="ct767083888">
          <text:deletion>
            <office:change-info>
              <dc:creator>Unknown Author</dc:creator>
              <dc:date>2026-03-23T19:20:54</dc:date>
            </office:change-info>
            <text:p text:style-name="P23" loext:marker-style-name="T4"><text:span text:style-name="T55">Do</text:span><text:span text:style-name="T76">nc</text:span></text:p>
          </text:deletion>
        </text:changed-region>
        <text:changed-region xml:id="ct767325232" text:id="ct767325232">
          <text:deletion>
            <office:change-info>
              <dc:creator>Unknown Author</dc:creator>
              <dc:date>2026-03-23T20:50:01</dc:date>
            </office:change-info>
            <text:p text:style-name="P23" loext:marker-style-name="T4"><text:span text:style-name="T76"><text:s/>j'espère que le futur nous amènera vers ça, que ce soit avec des logiciels libres ou pas, mais je pense que si ce n'est pas avec des logiciels libres, je ne vois pas trop comment ça pourrait être fait.<text:line-break/></text:span></text:p>
          </text:deletion>
        </text:changed-region>
        <text:changed-region xml:id="ct764957904" text:id="ct764957904">
          <text:insertion>
            <office:change-info>
              <dc:creator>Defne ELVER</dc:creator>
              <dc:date>2026-02-19T12:02:37</dc:date>
            </office:change-info>
          </text:insertion>
        </text:changed-region>
        <text:changed-region xml:id="ct767324608" text:id="ct767324608">
          <text:deletion>
            <office:change-info>
              <dc:creator>Defne ELVER</dc:creator>
              <dc:date>2026-02-19T12:02:28</dc:date>
            </office:change-info>
            <text:p text:style-name="P23" loext:marker-style-name="T4"><text:span text:style-name="Emphasis"><text:span text:style-name="T27">Comment les techno-fascistes ont pris le pouvoir (Nastasia Hadjadji, Olivier Tesquet, Éditions Divergences)</text:span></text:span></text:p>
          </text:deletion>
        </text:changed-region>
        <text:changed-region xml:id="ct767359424" text:id="ct767359424">
          <text:deletion>
            <office:change-info>
              <dc:creator>Defne ELVER</dc:creator>
              <dc:date>2026-02-19T12:02:28</dc:date>
            </office:change-info>
            <text:p text:style-name="P23" loext:marker-style-name="T4"><text:span text:style-name="Emphasis"><text:span text:style-name="T27"><office:annotation office:name="__Annotation__1763_1587247655" loext:resolved="false"><dc:creator>Olivier BIENZ</dc:creator><dc:date>2026-02-15T17:00:42.813938171</dc:date><text:p text:style-name="P5"><text:span text:style-name="T13">plutot une note de base de page ?</text:span></text:p></office:annotation></text:span></text:span></text:p>
          </text:deletion>
          <text:insertion>
            <office:change-info>
              <dc:creator>Olivier BIENZ</dc:creator>
              <dc:date>2026-02-15T17:00:42</dc:date>
              <text:p>Comment added</text:p>
              <text:p/>
              <text:p/>
              <text:p/>
              <text:p/>
              <text:p/>
              <text:p/>
              <text:p/>
              <text:p/>
              <text:p/>
              <text:p/>
              <text:p/>
              <text:p/>
            </office:change-info>
          </text:insertion>
        </text:changed-region>
        <text:changed-region xml:id="ct767359712" text:id="ct767359712">
          <text:deletion>
            <office:change-info>
              <dc:creator>Defne ELVER</dc:creator>
              <dc:date>2026-02-19T12:02:28</dc:date>
            </office:change-info>
            <text:p text:style-name="P23" loext:marker-style-name="T4"><text:span text:style-name="Emphasis"><text:span text:style-name="T27">.</text:span></text:span></text:p>
          </text:deletion>
        </text:changed-region>
        <text:changed-region xml:id="ct767410592" text:id="ct767410592">
          <text:insertion>
            <office:change-info>
              <dc:creator>Defne ELVER</dc:creator>
              <dc:date>2026-02-20T17:21:53</dc:date>
            </office:change-info>
          </text:insertion>
        </text:changed-region>
        <text:changed-region xml:id="ct767424032" text:id="ct767424032">
          <text:deletion>
            <office:change-info>
              <dc:creator>Defne ELVER</dc:creator>
              <dc:date>2026-02-20T17:21:52</dc:date>
            </office:change-info>
            <text:p text:style-name="P23" loext:marker-style-name="T4"><text:span text:style-name="T27">d’Oriane </text:span></text:p>
          </text:deletion>
        </text:changed-region>
        <text:changed-region xml:id="ct767425456" text:id="ct767425456">
          <text:insertion>
            <office:change-info>
              <dc:creator>Unknown Author</dc:creator>
              <dc:date>2026-03-23T19:05:18</dc:date>
            </office:change-info>
          </text:insertion>
        </text:changed-region>
        <text:changed-region xml:id="ct767448768" text:id="ct767448768">
          <text:insertion>
            <office:change-info>
              <dc:creator>Olivier BIENZ</dc:creator>
              <dc:date>2026-02-15T17:01:40</dc:date>
              <text:p>Comment added</text:p>
              <text:p/>
              <text:p/>
              <text:p/>
              <text:p/>
              <text:p/>
              <text:p/>
              <text:p/>
              <text:p/>
              <text:p/>
              <text:p/>
              <text:p/>
              <text:p/>
            </office:change-info>
          </text:insertion>
        </text:changed-region>
        <text:changed-region xml:id="ct767447456" text:id="ct767447456">
          <text:deletion>
            <office:change-info>
              <dc:creator>Defne ELVER</dc:creator>
              <dc:date>2026-02-15T17:29:36</dc:date>
            </office:change-info>
            <text:p text:style-name="P23" loext:marker-style-name="T4"><text:span text:style-name="T27">collections de </text:span></text:p>
          </text:deletion>
        </text:changed-region>
        <text:changed-region xml:id="ct767455456" text:id="ct767455456">
          <text:insertion>
            <office:change-info>
              <dc:creator>Defne ELVER</dc:creator>
              <dc:date>2026-02-15T17:29:42</dc:date>
            </office:change-info>
          </text:insertion>
        </text:changed-region>
        <text:changed-region xml:id="ct767458560" text:id="ct767458560">
          <text:deletion>
            <office:change-info>
              <dc:creator>Defne ELVER</dc:creator>
              <dc:date>2026-02-17T14:04:53</dc:date>
            </office:change-info>
            <text:p text:style-name="P23" loext:marker-style-name="T4"/>
            <text:p text:style-name="P9" loext:marker-style-name="T4"/>
            <text:p text:style-name="P16" loext:marker-style-name="T4"/>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Bye Bye Google! Bye Bye Meta! </text:span></text:p>
      <text:p text:style-name="P2" loext:marker-style-name="T1"><text:span text:style-name="T3"/></text:p>
      <text:p text:style-name="P3" loext:marker-style-name="T4">Par un jeudi pluvieux de novembre 2025, à la galerie de l’École de Recherche Graphique à Bruxelles, plusieurs personnes se sont réunies autour d’une table aménagée par Ergote Radio pour parler de Bye Bye Google! Bye Bye Meta!   </text:p>
      <text:p text:style-name="P4" loext:marker-style-name="T4"><text:change-start text:change-id="ct763681680"/><text:span text:style-name="T5">L’émission décortique le passage des plateformes propriétaires aux logiciels libres dans le cadre d’une école d’art.  Ce texte prend sa source dans ces échanges et en restitue les réflexions autour des outils libres, du travail collectif, de la documentation et de l’autonomie numérique.</text:span><text:change-end text:change-id="ct763681680"/><text:change text:change-id="ct763681392"/><text:change-start text:change-id="ct763681968"/><text:span text:style-name="T6"> </text:span><text:change-end text:change-id="ct763681968"/><text:change-start text:change-id="ct763388976"/><text:span text:style-name="Emphasis"><text:span text:style-name="T7">Il propose une version condensée et reformulée, l’émission étant accessible en ligne dans son intégralité, accompagnée des références et ressources mentionnées, ainsi que de contenus complémentaires.</text:span></text:span><text:span text:style-name="Emphasis"><text:line-break/></text:span><text:change-end text:change-id="ct763388976"/><text:span text:style-name="T8"><text:line-break/></text:span><text:change text:change-id="ct767159408"/><text:span text:style-name="T8">Cette discussion fait partie d’une une série de conversations intitulée </text:span><text:span text:style-name="T9">Vers Une Partition Ouverte</text:span><text:span text:style-name="T10">, animée par </text:span><text:span text:style-name="T11">Joachim Ben Yakoub</text:span><text:span text:style-name="T12"> et </text:span><text:span text:style-name="T11">Audrey Samson</text:span><text:span text:style-name="T12">, actuellement chargés d'accompagner la mise en place d’outils pédagogiques à l’Erg. </text:span><office:annotation office:name="__Annotation__396_3084594844" loext:resolved="false"><dc:creator>Olivier BIENZ</dc:creator><dc:date>2026-02-15T16:32:54.186932091</dc:date><text:p text:style-name="P5"><text:span text:style-name="T13">j'aime bien la métaphore musicale. Il faudrait lui trouvé un première partie : "non pas comme une vieille rengaine" ?</text:span></text:p></office:annotation><text:span text:style-name="T12">En étudiant les dispositifs et les infrastructures existantes de l’école non comme des cadres fermés</text:span><text:change-start text:change-id="ct767168864"/><text:span text:style-name="T12"> </text:span><text:span text:style-name="T14">ou une vieille rengaine</text:span><text:change-end text:change-id="ct767168864"/><text:span text:style-name="T12">, mais comme des points de départ pour des mélodies possibles,</text:span><office:annotation-end office:name="__Annotation__396_3084594844"/><text:span text:style-name="T12"> ce programme de réflexion collective se pose une question simple : comment faire école ?</text:span></text:p>
      <text:p text:style-name="P2" loext:marker-style-name="T4"><text:span text:style-name="T15"> L’émission Bye Bye Google! Bye Bye Meta! s’appuie sur un choix de l’école – renforcé notamment pendant la pandémie – en faveur d’une transition progressive des plateformes digitales normatives et propriétaires vers les logiciels libres, tant dans l’enseignement que dans l’administration de l’Erg. Les outils numériques utilisés par l’école reflètent ce désir de permettre le travail et l'action collective, c'est-à-dire la lecture et l'écriture collectives. </text:span><text:change text:change-id="ct767154704"/><text:span text:style-name="T15"/></text:p>
      <text:p text:style-name="P2" loext:marker-style-name="T4"><text:span text:style-name="T15"><text:tab/>Le choix d'éviter les GAFAM</text:span><text:span text:style-name="T15"><text:note text:id="ftn1" text:note-class="footnote"><text:note-citation>1</text:note-citation><text:note-body><text:p text:style-name="Footnote">Google, Apple, Facebook (aujourd’hui Meta), Amazon et Microsoft.</text:p></text:note-body></text:note></text:span><text:span text:style-name="T15">, d'héberger localement et d’employer des outils et des manières de faire qui priorisent le  faire sens collectif  plutôt que l’optimisation constitue un des piliers de l’E</text:span><text:change-start text:change-id="ct767165472"/><text:span text:style-name="T16">rg</text:span><text:change-end text:change-id="ct767165472"/><text:change text:change-id="ct767166960"/><text:span text:style-name="T15">, mis en pratique à travers </text:span><text:span text:style-name="T17">Erg Nomade</text:span><text:span text:style-name="T17"><text:note text:id="ftn2" text:note-class="footnote"><text:note-citation>2</text:note-citation><text:note-body><text:p text:style-name="Footnote"><text:change-start text:change-id="ct767169952"/>Espace transversal assurant l’attention numérique et la conciergerie informatique à l’Erg, successivement porté par Peggy Pierrot, puis par Maxime Hackerman, et actuellement par Joan Peralta.<text:change-end text:change-id="ct767169952"/><text:change text:change-id="ct767170240"/></text:p></text:note-body></text:note></text:span><text:span text:style-name="T17">.</text:span><text:span text:style-name="T15"> Prenant en considération l'hégémonie du capitalisme managérial, cette façon de faire radicale résonne avec le projet pédagogique, qui lui aussi se veut ouvert et partageable, défendant la liberté d'exécuter, d'étudier, de modifier et de partager ses codes. </text:span></text:p>
      <text:p text:style-name="P6" loext:marker-style-name="T4"/>
      <text:p text:style-name="P7" loext:marker-style-name="T4"><text:span text:style-name="T18">Invité.e.s</text:span><text:span text:style-name="T12"> <text:line-break/></text:span><text:span text:style-name="T11"><text:tab/></text:span><text:span text:style-name="T19">Matteo Tenisci</text:span><text:span text:style-name="T12"> est étudiant à l'Erg en art numérique. Il s'intéresse au travail collectif et l'élaboration d'outils libres qui permettent l'archivage et l'échange au sein d'une communauté. </text:span><text:span text:style-name="T11"><text:tab/></text:span><text:span text:style-name="T19">Defne Elver</text:span><text:span text:style-name="T12">, <text:s/>étudiante aux Arts Décoratifs de Paris, est en mobilité d’études à l’Erg en art et design numérique, au moment de cette émission. <text:tab/><text:line-break/></text:span><text:span text:style-name="T11"><text:tab/>Lud</text:span><text:change-start text:change-id="ct767164176"/><text:span text:style-name="T20">i</text:span><text:change-end text:change-id="ct767164176"/><text:span text:style-name="T11">(</text:span><text:change text:change-id="ct767182880"/><text:span text:style-name="T11">vine) Lo</text:span><text:span text:style-name="T19">iseau</text:span><text:span text:style-name="T12"> est graphiste et typographe. Elle est membre active de l’association Open Source Publishing*. Ludi est co-fondatrice du média Médo</text:span><text:span text:style-name="T21">r</text:span><text:change text:change-id="ct767202720"/><text:span text:style-name="T21"> et d</text:span><text:span text:style-name="T12">e la collective Bye Bye Binar</text:span><text:span text:style-name="T21">y</text:span><text:change text:change-id="ct767212352"/><text:span text:style-name="T12">.<text:line-break/></text:span><text:span text:style-name="T11"><text:tab/>Maxime </text:span><text:span text:style-name="T19">Hackerman</text:span><text:span text:style-name="T12"> est invisible sur le net. Il à longtemps assuré</text:span><text:span text:style-name="T21"> les </text:span><text:change-start text:change-id="ct767220816"/><text:span text:style-name="T22">rôles</text:span><text:change-end text:change-id="ct767220816"/><text:change text:change-id="ct767221136"/><text:span text:style-name="T21"> de l’Erg Nomade,</text:span><text:span text:style-name="T12"> initié La Saint·e Claud</text:span><text:span text:style-name="T21">e</text:span><text:change text:change-id="ct767225680"/><text:change-start text:change-id="ct767227296"/><text:span text:style-name="T12"> </text:span><text:change-end text:change-id="ct767227296"/><text:span text:style-name="T12">et piloté les projet Bye Bye Google et Bye Bye Meta.<text:tab/><text:line-break/></text:span><text:span text:style-name="T11"><text:tab/>Michael M</text:span><text:span text:style-name="T19">urtaugh</text:span><text:span text:style-name="T12"> conçoit et étudie des bases de données communautaires, des documentaires interactifs et des outils pour de nouvelles formes de lecture et d'écriture collaboratives en ligne. Il est directeur du cours Experimental Publishing Master XPUB au Piet Zwart Institute de Rotterdam. Il est également membre de Constant</text:span><text:change text:change-id="ct767233232"/><text:change text:change-id="ct767233520"/><text:change-start text:change-id="ct767231616"/><text:span text:style-name="T23"> et</text:span><text:change-end text:change-id="ct767231616"/><text:span text:style-name="T12"> de l'Institute for Computational Vandalis</text:span><text:span text:style-name="T21">m</text:span><text:change-start text:change-id="ct767238336"/><text:span text:style-name="T21">.</text:span><text:change-end text:change-id="ct767238336"/><text:change text:change-id="ct767238624"/><text:change text:change-id="ct767238912"/></text:p>
      <text:p text:style-name="P8" loext:marker-style-name="T4"><text:soft-page-break/><text:span text:style-name="T15">  </text:span><text:span text:style-name="T24">Avant de commencer nous voulions insister sur la distinction entre open source et logiciels libres.  Est-ce qu'il y a une différence entre les deux ? </text:span></text:p>
      <text:p text:style-name="P8" loext:marker-style-name="T4"><text:span text:style-name="T25">Lud </text:span><text:span text:style-name="T26">i</text:span><text:span text:style-name="T15"><text:line-break/></text:span><text:span text:style-name="T27">On retrouve souvent dans l’acronyme FLOSS (Free, Libre et Open Source Software) un ensemble, mais il est important de préciser les distinctions. Open Source est un concept plus récent, apparu à la fin des années 1990. Ce sont deux visions différentes : le Libre relève d’une philosophie, soutenant des valeurs politiques et éthiques, tandis qu’Open Source est plutôt une méthodologie de diffusion des logiciels, une manière de développer et d’ouvrir les logiciels.</text:span><text:change text:change-id="ct767126000"/><text:span text:style-name="T27">On peut donc dire que le logiciel Libre est forcément Open Source, mais pas forcément gratuit — une idée souvent mal comprise. En revanche, les logiciels Open Source ne sont pas forcément libres, ou du moins pas au sens philosophique du terme.<text:line-break/>Il est crucial de spécifier cela pour se situer par rapport à ces mouvements, qui portent aussi une généalogie de misogynie et de racisme. L’histoire du Libre a été majoritairement façonnée par des espaces très blancs, cisgenres et masculins. Certaines personnes peuvent donc ne pas se sentir à leur place dans ces espaces.<text:line-break/><text:tab/>Cette semaine, nous avons comme invité·es des personnes venant des Beaux-Arts d’une école au Cameroun, apportant une autre perspective : celle de populations qui n’ont ni les ressources, ni le temps, ni l’envie de s’inscrire dans ces espaces en raison de leur histoire très blanche et raciste. Il est donc nécessaire de rappeler cela pour se situer à notre échelle, au sein de l’école, et affirmer notre position par rapport au projet pédagogique. Cette réflexion s’inscrit également dans une temporalité d’apprentissage. C’est dans ce contexte, et au sein d’un projet d’écriture collective</text:span><text:change-start text:change-id="ct767188784"/><text:span text:style-name="T27"> et inclusive</text:span><text:change-end text:change-id="ct767188784"/><text:span text:style-name="T27">, que ces outils prennent vraiment sens pour nous.</text:span></text:p>
      <text:p text:style-name="P9" loext:marker-style-name="T4"/>
      <text:p text:style-name="P9" loext:marker-style-name="T4"/>
      <text:p text:style-name="P10" loext:marker-style-name="T4"><text:span text:style-name="T24">Comment est-ce que nous définissons ce choix en terme de valeurs? Comment l'open source comme métaphore peut nous aider a comprendre l'ouverture du projet pédagogique en général?   </text:span><text:change text:change-id="ct764957552"/><text:change-start text:change-id="ct767190016"/><text:span text:style-name="T28"/></text:p>
      <text:p text:style-name="P10" loext:marker-style-name="T4"><text:bookmark-start text:name="__DdeLink__440_64188646"/><text:change-end text:change-id="ct767190016"/><text:change-start text:change-id="ct767230592"/><text:span text:style-name="T29">Maxime</text:span><text:span text:style-name="T15"> <text:line-break/>Dans le cadre des projets de l’Erg Nomade, nous avons essayé de rendre disponibles toutes les informations sur l’historique de la campagne Bye Bye Google sur le wiki de l’Erg. L’idée était de rendre le projet reproductible, et pas seulement de pouvoir dire qu’on est les seuls à avoir quitté Google. Nous avons documenté le processus, identifié les points de friction et ceux où tout était plus facile, pour que, si quelqu’un voulait recommencer, il puisse s’appuyer sur différentes expériences.</text:span></text:p>
      <text:p text:style-name="P11" loext:marker-style-name="T4"><text:span text:style-name="T12">Cela a été possible grâce à un écosystème existant à Bruxelles, et à l’Erg en particulier, qui permettait de choisir le logiciel libre pour l’infrastructure numérique de l’école. Je pense aux fournisseurs associatifs comme Tactic ASBL, capables de proposer et de maintenir des services pour une institution. Toutes les structures associatives n’ont pas le savoir-faire technique ni les ressources humaines nécessaires pour assurer le maintien des serveurs pour une institution. <text:line-break/><text:tab/>Il y avait aussi une volonté de la direction : répondre à la crise Covid non pas avec les </text:span><text:soft-page-break/><text:span text:style-name="T12">solutions des </text:span><office:annotation office:name="__Annotation__962_63726160" loext:resolved="false"><dc:creator>Olivier BIENZ</dc:creator><dc:date>2026-02-18T10:22:40.879277403</dc:date><text:p text:style-name="P5"><text:span text:style-name="T13">confusion avec le mouvement politique possible ? J'avais déjà entendu GAMAM (juste en remplaçant le F par le M) peut-être moins confusant</text:span></text:p></office:annotation><text:span text:style-name="T30">MAGA</text:span><text:change-end text:change-id="ct767230592"/><text:change-start text:change-id="ct767152592"/><office:annotation-end office:name="__Annotation__962_63726160"/><text:change-end text:change-id="ct767152592"/><text:change-start text:change-id="ct767183168"/><text:span text:style-name="T30"><text:note text:id="ftn3" text:note-class="footnote"><text:note-citation>3</text:note-citation><text:note-body><text:p text:style-name="P12"><text:change-start text:change-id="ct767224352"/>Adaptation de GAFAM : MAGA, acronyme pour Meta, Amazon, Google et Apple<text:change-end text:change-id="ct767224352"/></text:p></text:note-body></text:note></text:span><text:span text:style-name="T12">, mais avec des solutions plus éthiques et logiques. Cette volonté s’inscrit dans une tradition et une culture du libre, ainsi que dans une réflexion critique sur les géants du logiciel.  Le soutien de l’équipe enseignante a également été essentiel. Plusieurs professeurs ont participé à la mise en place du service. <text:line-break/>La transition s’est faite par étapes. L’école utilisait Google Workspace depuis 2009. Google proposait alors un accès gratuit aux associations et aux institutions d’enseignement, ce dont l’Erg a profité, comme beaucoup d’écoles d’art. À l’occasion des confinements, il y a eu la création d’une adresse mail pour tous les étudiant·es ainsi que la création d’un compte cloud sur un Nextcloud. Tous les étudiant·es avaient donc un compte mail et un compte cloud. Dans les premiers mois, les communications passaient encore par plusieurs canaux en parallèle, le temps que les usages se stabilisent.  <text:line-break/>D’un point de vue légal du RGPD</text:span><text:span text:style-name="T12"><text:note text:id="ftn4" text:note-class="footnote"><text:note-citation>4</text:note-citation><text:note-body><text:p text:style-name="P13"><text:change text:change-id="ct767151424"/><text:change-start text:change-id="ct767221424"/>Règlement Général sur la Protection des Données, règlement européen visant à protéger les données personnelles des individus.<text:change-end text:change-id="ct767221424"/></text:p></text:note-body></text:note></text:span><text:span text:style-name="T31">, l</text:span><text:span text:style-name="T12">es serveurs sont censés être situés sur le territoire européen afin d’assurer la protection des données personnelles confiées à l’institution.  Un choix politique est alors fait par la direction : placer les données sur un serveur localisé en Belgique et s’assurer qu’il n’y ait pas de copies en dehors de ce territoire. Les données confiées à Tactic sont hébergées en Belgique, </text:span><text:change-end text:change-id="ct767183168"/><text:change-start text:change-id="ct767211280"/><text:span text:style-name="T12">avec des sauvegardes dans un autre data center. Des lectures des conditions générales de Microsoft et de Google ont montré qu’il n’était pas garanti que les serveurs utilisés soient uniquement basés en Europe. On ne peut donc pas assurer pleinement le respect de la vie privée. C’est une question de confiance et d’interprétation du RGPD.  <text:s/>C’est dans ce contexte que nous avons recentré l’Erg Nomade sur l’infrastructure numérique ainsi que sur la promotion de l’usage et de la philosophie du logiciel libre </text:span><text:change-end text:change-id="ct767211280"/><text:change-start text:change-id="ct767206208"/><text:span text:style-name="T32">à travers des formations, des permanences et différents dispositifs de soutien.</text:span><text:change-end text:change-id="ct767206208"/><text:change-start text:change-id="ct767176480"/></text:p>
      <text:p text:style-name="P14" loext:marker-style-name="T4"><text:change-end text:change-id="ct767176480"/><text:change-start text:change-id="ct767170944"/>Techniquement, passer les données de Google à autre chose n’était pas le plus difficile. Le plus difficile, c’était le changement d’habitudes.  Nos habitudes avec Gmail, Microsoft Office ou macOS viennent de notre propre autoformation. Nous nous sommes autoformés à ces outils. Là, une formation et un accompagnement étaient proposés, ainsi qu’une adaptation du lo<text:change-end text:change-id="ct767170944"/><text:change-start text:change-id="ct763681104"/>giciel libre aux besoins concrets des personnes. Il s’agissait d’adapter le logiciel à la personne, et non plus la personne à un logiciel existant identique pour tout le monde. Et ça, ça a fait du bien.</text:p>
      <text:p text:style-name="P15" loext:marker-style-name="T4">L’open source, je le résume parfois comme du libre sans la politique. Et la politique, c’est faire des choix ensemble. Il s’agit de mettre en avant la communauté et de trouver une nouvelle manière de faire ensemble et de s’accompagner mutuellement. Le reste découlait de là, c’est-à-dire des questions techniques qui trouvaient des solutions techniques. C’est un peu l’inverse de ce que font les <office:annotation office:name="__Annotation__963_63726160" loext:resolved="false"><dc:creator>Olivier BIENZ</dc:creator><dc:date>2026-02-18T10:27:23.792803706</dc:date><text:p text:style-name="P5"><text:span text:style-name="T13">reprendre la même typologie que plus haut "GAMAM" ?</text:span></text:p></office:annotation>GAFAM<text:change-end text:change-id="ct763681104"/><text:change-start text:change-id="ct767227760"/><office:annotation-end office:name="__Annotation__963_63726160"/><text:change-end text:change-id="ct767227760"/><text:change-start text:change-id="ct767228048"/>, qui vendent des solutions techniques en portant un projet de société fondé sur l’efficacité et le profit. Ce n’est pas ce que l’on fait dans une école, encore moins dans une école d’art. Cela vaut le coup de tester autre chose.<text:bookmark-end text:name="__DdeLink__440_64188646"/><text:change-end text:change-id="ct767228048"/><text:change-start text:change-id="ct767228496"/></text:p>
      <text:p text:style-name="P9" loext:marker-style-name="T4"><text:change-end text:change-id="ct767228496"/></text:p>
      <text:p text:style-name="P16" loext:marker-style-name="T4"><text:span text:style-name="T29">Michael <text:line-break/></text:span><text:span text:style-name="T15">Je vais apporter une réponse depuis ma perspective puis m’attarder sur l’exemple du site de l’école en format wiki. </text:span><text:change text:change-id="ct767209440"/><text:span text:style-name="T15">Dès le départ, nous avons eu la chance de pouvoir prendre nos propres décisions concernant les outils et l’infrastructure. Le programme évoluait relativement en dehors du radar de l’institution dans son ensemble. Avec le temps, cela est malheureusement devenu de moins en moins possible. Pourtant nous restons encore une sorte de petite bulle au sein d’une institution plus </text:span><text:change-start text:change-id="ct767247136"/><text:span text:style-name="T15">vaste</text:span><text:change-end text:change-id="ct767247136"/><text:change text:change-id="ct767247536"/><office:annotation office:name="__Annotation__359_783136396" loext:resolved="false"><dc:creator>Elsa BOYER</dc:creator><dc:date>2026-02-15T15:40:51.951498923</dc:date><text:p text:style-name="P5"><text:span text:style-name="T13">vaste ?</text:span></text:p></office:annotation><office:annotation-end office:name="__Annotation__359_783136396"/><text:span text:style-name="T15"> qui, malheureusement, repose largement sur Microsoft comme plateforme. <text:line-break/><text:tab/>C’est pourquoi je trouve cet exemple du wiki particulièrement stimulant et intéressant. D’une certaine manière, cela correspond aussi à notre point de départ à Rotterdam.</text:span></text:p>
      <text:p text:style-name="P17" loext:marker-style-name="T4"><text:soft-page-break/><text:span text:style-name="T12">Je vais d’abord évoquer quelques thèmes généraux</text:span><text:change-start text:change-id="ct767261728"/><text:span text:style-name="T12"> </text:span><text:change-end text:change-id="ct767261728"/><text:change text:change-id="ct767262016"/><office:annotation office:name="__Annotation__360_783136396" loext:resolved="false"><dc:creator>Elsa BOYER</dc:creator><dc:date>2026-02-15T15:41:12.740045982</dc:date><text:p text:style-name="P5"><text:span text:style-name="T13">supprimer ?</text:span></text:p></office:annotation><office:annotation-end office:name="__Annotation__360_783136396"/><text:span text:style-name="T12">concernant la manière dont je pense les logiciels libres et l’open source, sans même entrer dans la distinction </text:span><text:change text:change-id="ct767247984"/><text:change-start text:change-id="ct767273184"/><text:span text:style-name="T12">déjà</text:span><text:change-end text:change-id="ct767273184"/><text:span text:style-name="T12"> faite, mais plutôt à travers les valeurs qu’ils portent pour nous. </text:span><text:change text:change-id="ct767274528"/><text:change-start text:change-id="ct767275872"/><text:span text:style-name="T12"> </text:span><text:change-end text:change-id="ct767275872"/><text:span text:style-name="T12">Tout d’abord, il y a cette idée fondamentale de penser le processus plutôt que le résultat ou le produit. Lorsque l’on distribue un logiciel libre, il s’agit avant tout de code source et de documentation. Cette documentation ne concerne pas uniquement la manière d’utiliser le logiciel, mais aussi la manière dont on peut le traduire en quelque chose que l’on peut réellement s’approprier et utiliser. Cette traduction implique, encore une fois, de penser en termes de sources plutôt que de produit fini.</text:span><text:change-start text:change-id="ct767280016"/><text:span text:style-name="T12"><text:line-break/></text:span><text:change-end text:change-id="ct767280016"/><text:span text:style-name="T12"> <text:tab/>Cela suppose également de reconnaître que l’on ne commence presque jamais à partir de zéro. C’est une idée assez profonde. Nous avions d’ailleurs organisé une exposition intitulée </text:span><office:annotation office:name="__Annotation__397_3084594844" loext:resolved="false"><dc:creator>Olivier BIENZ</dc:creator><dc:date>2026-02-15T16:38:33.057614418</dc:date><text:p text:style-name="P5"><text:span text:style-name="T13">S'il y a des images/textes/scripts/whatever ça pourrait être bien en ressource sur le site</text:span></text:p></office:annotation><text:span text:style-name="T33">Not From Scratch</text:span><office:annotation-end office:name="__Annotation__397_3084594844"/><text:span text:style-name="T12">. À l’échelle du logiciel, cela signifie reconnaître que l’on construit à partir de fragments provenant d’autres logiciels. Le logiciel est complexe ; il demande du temps, de l’attention, beaucoup d’énergie — culturellement et techniquement — comme bien d’autres choses. Le fait d’empaqueter un logiciel avec sa documentation rend également explicites ses dépendances</text:span><text:change-start text:change-id="ct767068528"/><text:span text:style-name="T12"><text:note text:id="ftn5" text:note-class="footnote"><text:note-citation>5</text:note-citation><text:note-body><text:p text:style-name="Footnote"><text:change-start text:change-id="ct767288192"/>En informatique, une « dépendance » désigne un composant logiciel externe (bibliothèque, module, programme) dont un logiciel a besoin pour fonctionner correctement.<text:change-end text:change-id="ct767288192"/></text:p></text:note-body></text:note></text:span><text:change-end text:change-id="ct767068528"/><text:span text:style-name="T12">, comme on les appelle techniquement. </text:span><text:change text:change-id="ct767279728"/><text:change-start text:change-id="ct767284208"/><text:span text:style-name="T12"> </text:span><text:change-end text:change-id="ct767284208"/><office:annotation office:name="__Annotation__398_3084594844" loext:resolved="false"><dc:creator>Olivier BIENZ</dc:creator><dc:date>2026-02-15T16:41:15.080077714</dc:date><text:p text:style-name="P5"><text:span text:style-name="T13">Anthonny Galluzo parle exactement de cela dans "le mythe de l'entrepreneur" en prenant comme exemple principalement Apple mais les mécanismes sont les mêmes pour tout BigTech</text:span></text:p></office:annotation><text:span text:style-name="T12">Ce sont là des valeurs pédagogiques fortes. Cela revient aussi à penser la production culturelle comme une prise de position contre l</text:span><text:change-start text:change-id="ct767284528"/><text:span text:style-name="T12">e</text:span><text:change-end text:change-id="ct767284528"/><text:change text:change-id="ct767326720"/><text:change-start text:change-id="ct767322784"/><text:span text:style-name="T12"> mythe</text:span><text:change-end text:change-id="ct767322784"/><text:span text:style-name="T12"> du « génie créateur »</text:span><text:change-start text:change-id="ct767229744"/><text:span text:style-name="T12"><text:note text:id="ftn6" text:note-class="footnote"><text:note-citation>6</text:note-citation><text:note-body><text:p text:style-name="P18"><text:span text:style-name="T2">Anthony Galluzo parle de la même notion dans </text:span><text:span text:style-name="T34">Le mythe de l’entrepreneur</text:span><text:span text:style-name="T35">, illustrant avec Apple, mais les mêmes dynamiques traversent toutes les Big Tech.</text:span></text:p></text:note-body></text:note></text:span><text:change-end text:change-id="ct767229744"/><text:span text:style-name="T12">. Le logiciel libre incarne réellement ces idées. C’est aussi une manière, très concrète, de penser nos communs. Les communautés du logiciel libre prennent soin de ces relations : si votre projet dépend d’un autre projet, la relation avec la communauté qui le porte devient essentielle</text:span><office:annotation-end office:name="__Annotation__398_3084594844"/><text:span text:style-name="T12">. <text:line-break/><text:tab/>Pour faire court, nous avons commencé à utiliser un logiciel appelé MediaWiki</text:span><text:change text:change-id="ct766904928"/><text:change-start text:change-id="ct767310080"/><text:span text:style-name="T12"> </text:span><text:span text:style-name="T36">dans le cadre du master XPUB.</text:span><text:change-end text:change-id="ct767310080"/><text:span text:style-name="T12"> C’est un outil pédagogiquement intéressant, puisqu’il s’agit du logiciel qui se trouve derrière Wikipédia. Il est important de rappeler que Wikipédia est certes un site extrêmement populaire, avec sa propre communauté et sa propre histoire, mais que le logiciel qui le soutient peut être installé et utilisé indépendamment. Nous disposons donc désormais de notre propre « Wikipédia » pour le cours, ou pour l’institution. Cela entraîne un déplacement : on passe des préoccupations liées aux conditions d’utilisation (</text:span><text:span text:style-name="T33">terms of service</text:span><text:span text:style-name="T12">) à une réflexion sur un code de conduite et des règles d’engagement. De nombreuses questions émergent ; c’est un exemple extrêmement riche. <text:line-break/><text:tab/>Dans son usage institutionnel, le wiki a eu un effet assez profond. Il a d’abord été utilisé pour la prise de notes dans un cours technique de programmation. Il a ensuite été rapidement adopté pour d’autres usages : écriture collective, annotations, calendriers, listes d’inscription aux tutoriels. Il s’est diffusé dans d’autres programmes de master. Il propose une forme particulière d’ouverture et, je dirais, un caractère non prescriptif. La théoricienne </text:span><office:annotation office:name="__Annotation__399_3084594844" loext:resolved="false"><dc:creator>Olivier BIENZ</dc:creator><dc:date>2026-02-15T16:43:50.325805926</dc:date><text:p text:style-name="P5"><text:span text:style-name="T13">note de bas de page</text:span></text:p></office:annotation><text:span text:style-name="T12">Ursula Franklin</text:span><office:annotation-end office:name="__Annotation__399_3084594844"/><text:change-start text:change-id="ct767319088"/><text:note text:id="ftn7" text:note-class="footnote"><text:note-citation>7</text:note-citation><text:note-body><text:p text:style-name="Footnote"><text:change-start text:change-id="ct767341856"/><text:s/><text:change-end text:change-id="ct767341856"/><text:change-start text:change-id="ct767342256"/>Ursula Franklin, The Real World of Technology, Toronto, House of Anansi Press, 1999.<text:change-end text:change-id="ct767342256"/></text:p></text:note-body></text:note><text:change-end text:change-id="ct767319088"/><text:span text:style-name="T12"> parle du caractère prescriptif de certaines technologies comme d’un aspect problématique : la manière dont elles déterminent et formatent nos usages. Elle oppose à cela la notion de technologie holistique, beaucoup plus flexible, que l’on peut adapter à différentes situations. Les wikis possèdent précisément cette qualité. </text:span><text:change text:change-id="ct767343152"/><text:change-start text:change-id="ct767350560"/><text:span text:style-name="T12"> </text:span><text:change-end text:change-id="ct767350560"/><text:span text:style-name="T12">Au sein de l’institution plus large, cependant, le wiki est perçu comme techniquement suspect. Nous avions commencé à recevoir des avertissements concernant les « dangers des infrastruc</text:span><text:span text:style-name="T37">tures </text:span><text:span text:style-name="Emphasis"><text:span text:style-name="T38">fantômes</text:span></text:span><text:span text:style-name="Emphasis"><text:span text:style-name="T38"><text:note text:id="ftn8" text:note-class="footnote"><text:note-citation>8</text:note-citation><text:note-body><text:p text:style-name="P18"><text:change-start text:change-id="ct767361456"/><text:span text:style-name="T39"><text:s/>E</text:span><text:change-end text:change-id="ct767361456"/><text:change-start text:change-id="ct767362800"/><text:span text:style-name="T40">n</text:span><text:change-end text:change-id="ct767362800"/><text:change text:change-id="ct767363088"/><text:change-start text:change-id="ct767367920"/><text:span text:style-name="T32">semble d’outils et de services numériques utilisés en dehors du cadre officiel ou des systèmes fournis par une institution </text:span><text:span text:style-name="T41">(</text:span><text:span text:style-name="T42">shadow infrastructure</text:span><text:span text:style-name="T43">)</text:span><text:change-end text:change-id="ct767367920"/></text:p></text:note-body></text:note></text:span></text:span><text:change text:change-id="ct767358848"/><text:change-start text:change-id="ct767281360"/><text:span text:style-name="T37"> </text:span><text:change-end text:change-id="ct767281360"/><text:span text:style-name="T37">»</text:span><text:change text:change-id="ct767318704"/><text:span text:style-name="T37">.</text:span><text:change-start text:change-id="ct767364736"/><text:span text:style-name="T37"> </text:span><text:change-end text:change-id="ct767364736"/><text:span text:style-name="T12">Du point de vue managérial, il s’agit évidemment de gestion du risque et de contrôle de l’information. Pourtant, l’ironie est que le wiki est auto-hébergé — non pas hébergé sur </text:span><text:change-start text:change-id="ct767352608"/><text:span text:style-name="T12">place</text:span><text:change-end text:change-id="ct767352608"/><text:change text:change-id="ct767352928"/><text:span text:style-name="T12">, mais sur des serveurs que nous administrons nous-mêmes. Il s’agit donc d’une solution particulièrement pertinente en matière de confidentialité et d’autonomie. Les serveurs auto-administrés résolvent de nombreux problèmes.</text:span></text:p>
      <text:p text:style-name="P19" loext:marker-style-name="T4"><text:span text:style-name="T15">Ici, à l’Erg, je faisais partie d’une équipe avec Alexia de Visscher, Stéphanie Vilayphiou et d’autres collègues. Nous avons traduit l’ancien site basé sur des logiciels libres vers un format wiki. Nous </text:span><text:soft-page-break/><text:span text:style-name="T15">recherchions précisément cette ouverture propre au format wiki, ce caractère holistique dont parle Franklin, qui n’empêche pas l’ajout continu de nouveaux contenus </text:span><text:span text:style-name="T44">et usages.</text:span></text:p>
      <text:p text:style-name="P19" loext:marker-style-name="T4"><text:span text:style-name="T15"><text:line-break/></text:span><text:span text:style-name="T45">Quels sont les défis de cette utilisation, mais aussi les bienfaits que cela représente pour le collectif ? </text:span><text:span text:style-name="T29"> </text:span></text:p>
      <text:p text:style-name="P20" loext:marker-style-name="T4"><text:span text:style-name="T11">Ludi</text:span><text:span text:style-name="T12"> <text:line-break/>Je peux commencer par un bout de réponse, même si ça s’étend un peu en dehors de l’école. Un des défis, c’est cette question du réapprentissage et de la transmission de ces outils, qui fonctionnent différemment, qui sont interdépendants d’autres outils, et qui nécessitent d’apprendre ou de travailler à plusieurs.</text:span><text:change text:change-id="ct767347760"/><text:change-start text:change-id="ct767047040"/><text:span text:style-name="T46"> </text:span><text:span text:style-name="Strong_20_Emphasis"><text:span text:style-name="T47">Cela marque une différence fondamentale avec d’autres outils, pensés dans une logique individualiste.</text:span></text:span><text:change-end text:change-id="ct767047040"/><text:span text:style-name="T12"><text:line-break/><text:tab/>Dans d’autres collectifs en dehors de l’école, on me dit souvent : « Tu as eu la chance d’avoir eu le temps d’apprendre, de réapprendre ces logiciels. » Et c’est vrai que c’est un luxe de pouvoir se dire : là, j’abandonne InDesign et je me mets à utiliser un autre outil. Cela veut dire trouver le temps pour l’apprendre. <text:line-break/><text:tab/>Dans des contextes d’urgence</text:span><text:change-start text:change-id="ct766987872"/><text:span text:style-name="T12">, comme ceux que nous rencontrons en tant que graphiste </text:span><text:change-end text:change-id="ct766987872"/><text:change-start text:change-id="ct767017856"/><text:span text:style-name="T12">face aux contraintes de mise en page, </text:span><text:change-end text:change-id="ct767017856"/><text:change text:change-id="ct767279424"/><text:span text:style-name="T12">c’est important de prendre conscience que c’est justement dans le cadre de l’école qu’il faut saisir cette </text:span><text:change-start text:change-id="ct767229040"/><text:span text:style-name="T12">opportunité</text:span><text:change-end text:change-id="ct767229040"/><text:change text:change-id="ct767031920"/><text:span text:style-name="T12">. Cela permet d’acquérir une souplesse vis-à-vis des outils, sans forcément avoir une approche radicale. On en a parlé : il s’agit aussi de comprendre qu’il existe des outils libres et des outils non libres, de comprendre les nuances, les différences, ce qui motive chacun des programmes, pour comprendre différentes logiques. Acquérir cette souplesse et cette autonomie permet, une fois sorti·e de l’école, de ne pas dépendre d’un seul modèle. Je pense que le cadre scolaire est vraiment le moment idéal pour se confronter à cela.</text:span><text:change text:change-id="ct767272800"/><text:change-start text:change-id="ct767322240"/><text:span text:style-name="T12"><text:line-break/><text:tab/></text:span><text:change-end text:change-id="ct767322240"/><text:change-start text:change-id="ct767365968"/><text:span text:style-name="T12">Par rapport aux bienfaits pour le collectif, je reviens à la notion de matériel, de hardware. Dans une structure — je pense par exemple à Médor — la question de l’autonomie par rapport au matériel est centrale.  </text:span><text:change-end text:change-id="ct767365968"/><text:change text:change-id="ct767246448"/><text:change-start text:change-id="ct767343440"/><text:span text:style-name="T12">On voit bien comment les logiciels privatifs, notamment dans le graphisme, proposent des mises à jour très régulières qui demandent que la machine se mette à jour</text:span><text:change-end text:change-id="ct767343440"/><text:change text:change-id="ct767348752"/><text:change-start text:change-id="ct767327008"/><office:annotation office:name="__Annotation__401_3084594844" loext:resolved="false"><dc:creator>Olivier BIENZ</dc:creator><dc:date>2026-02-15T16:49:03.899287776</dc:date><text:p text:style-name="P5"><text:span text:style-name="T13">se mette à jour ?</text:span></text:p></office:annotation><office:annotation-end office:name="__Annotation__401_3084594844"/><text:change-end text:change-id="ct767327008"/><text:change-start text:change-id="ct767303520"/><text:span text:style-name="T12">, ce qui oblige à changer d’ordinateur plus souvent. Cela met aussi des barrières au travail collectif : si l’on n’a pas la même version du logiciel, cela complique la collaboration. Travailler en collectif nécessite un ensemble d’outils solide sur le long terme, qui ne change pas tous les ans</text:span><text:change-end text:change-id="ct767303520"/><text:change text:change-id="ct767318032"/><text:change-start text:change-id="ct767346944"/><text:span text:style-name="T12">. Pouvoir garder un ordinateur pendant une dizaine d’années, c</text:span><text:change-end text:change-id="ct767346944"/><text:change-start text:change-id="ct767346032"/><text:span text:style-name="T12">e</text:span><text:change-end text:change-id="ct767346032"/><text:change text:change-id="ct767346320"/><text:change-start text:change-id="ct767361744"/><text:span text:style-name="T12"> </text:span><text:change-end text:change-id="ct767361744"/><text:change-start text:change-id="ct767323072"/><text:span text:style-name="T12">n</text:span><text:change-end text:change-id="ct767323072"/><text:change-start text:change-id="ct767341008"/><text:span text:style-name="T12">’</text:span><text:change-end text:change-id="ct767341008"/><text:change-start text:change-id="ct767276160"/><text:span text:style-name="T12">est </text:span><text:change-end text:change-id="ct767276160"/><text:change-start text:change-id="ct767274816"/><text:span text:style-name="T12">possible qu’</text:span><text:change-end text:change-id="ct767274816"/><text:change text:change-id="ct767275136"/><text:change-start text:change-id="ct767316288"/><text:span text:style-name="T12">avec des logiciels libres.  <text:line-break/><text:line-break/></text:span><text:span text:style-name="T48"><text:line-break/></text:span><text:span text:style-name="T11">Michael</text:span><text:span text:style-name="T12"> <text:line-break/></text:span><text:span text:style-name="T48">Nous essayons de laisser beaucoup d’espace et d’éviter ce qu’on appelle le « tool shaming ». Il s’agit, d’une part, de reconnaître que quelqu’un peut arriver en utilisant InDesign ou d’autres outils propriétaires, et que cela fait partie de son parcours. Nous voulons vraiment laisser cet espace.<text:line-break/> Nous nous appuyons notamment sur </text:span><text:change-end text:change-id="ct767316288"/><text:change text:change-id="ct767316608"/><text:change-start text:change-id="ct767345712"/><text:span text:style-name="T48">l’essai </text:span><text:change-end text:change-id="ct767345712"/><text:change-start text:change-id="ct767063344"/><text:span text:style-name="T49">intitulé </text:span><text:span text:style-name="Emphasis"><text:span text:style-name="T50">Awkward Gestures</text:span></text:span><text:change-end text:change-id="ct767063344"/><text:change-start text:change-id="ct767359136"/><office:annotation loext:resolved="false"><dc:creator>Olivier BIENZ</dc:creator><dc:date>2026-02-15T16:51:00</dc:date><text:p><text:span text:style-name="T51">un lien pour les ressources</text:span></text:p><text:p/></office:annotation><text:change-end text:change-id="ct767359136"/><text:span text:style-name="T48"> de Femke Snelting</text:span><text:change-start text:change-id="ct767369824"/><text:span text:style-name="T48"><text:note text:id="ftn9" text:note-class="footnote"><text:note-citation>9</text:note-citation><text:note-body><text:p text:style-name="Footnote"><text:change-start text:change-id="ct767374032"/>Femke Snelting, « Awkward Gestures », essai publié dans le cadre des recherches d’OSP, 2013.<text:change-end text:change-id="ct767374032"/></text:p></text:note-body></text:note></text:span><text:change-end text:change-id="ct767369824"/><text:change text:change-id="ct767375040"/><text:change text:change-id="ct767375328"/><text:span text:style-name="T48">. À un moment donné, Femke a arrêté d’utiliser InDesign, en réfléchissant à sa pratique et aux frustrations liées à la manière dont les designers et leurs outils sont intégrés dans une chaîne de production créative. Son texte, </text:span><text:change text:change-id="ct767376384"/><text:change text:change-id="ct767067696"/><text:change text:change-id="ct767376704"/><text:span text:style-name="T48">parle beaucoup des outils, mais reste très accessible pour les étudiant·es en design. <text:line-break/> Cette approche rejoint l’idée de ralentissement, et reconnaît que l’école est un espace pour expérimenter, échouer et apprendre. L’objectif n’est pas de hiérarchiser les outils, ni d’imposer des rôles, mais de créer des situations intéressantes, de construire une dimension collective et de ne pas être prescriptifs. Cela fait également partie de l’usage d’un format ouvert, qui permet de combiner plusieurs outils, ou de travailler de manière moins numérique, car le numérique est très prescriptif par nature.</text:span></text:p>
      <text:p text:style-name="P21" loext:marker-style-name="T4"><text:soft-page-break/></text:p>
      <text:p text:style-name="P21" loext:marker-style-name="T4"/>
      <text:p text:style-name="P22" loext:marker-style-name="T4"> Une dernière question que nous aimons poser à tout le forum : une projection dans l’avenir. Cette question est inspirée d’un film de Chris Marker. En 1984, il avait reçu une commande d’un syndicat pour célébrer son centenaire. Plutôt que de faire un film commémoratif classique, il s’est projeté cent ans dans le futur, pour interroger le syndicat lui-même. Nous aimerions faire la même chose : non pas faire l’éloge de l’ERG mais rester dans une posture critique. <text:line-break/><text:span text:style-name="T52">Comment voyez-vous l’ERG et ses infrastructures numériques en 2078 ?</text:span></text:p>
      <text:p text:style-name="P8" loext:marker-style-name="T4"><text:span text:style-name="T25">Michael</text:span><text:span text:style-name="T15"><text:line-break/> Le fait que vous mentionniez Chris Marker me fait penser à autre chose. Il est intéressant de réfléchir à l’avenir de la publication, notamment avec l’IA — même si c’est un autre sujet. Notre wiki, par exemple, est déjà affecté par des scrapers, par des tentatives d’aspiration de données. </text:span><office:annotation office:name="__Annotation__412_3084594844" loext:resolved="false"><dc:creator>Olivier BIENZ</dc:creator><dc:date>2026-02-15T16:54:06.362065421</dc:date><text:p text:style-name="P5"><text:span text:style-name="T13">Pour la petite histoire OpenStreeMap a été DDOS avec 100k + connexion en quelques minutes, alors même que toute leurs ressources sont disponible en torrent.https://en.osm.town/@osm_tech/115968544599864782</text:span></text:p></office:annotation><text:span text:style-name="T15">Beaucoup de sites auto-hébergés rencontrent ce problème</text:span><text:change-start text:change-id="ct767058368"/><text:span text:style-name="T15"><text:note text:id="ftn10" text:note-class="footnote"><text:note-citation>10</text:note-citation><text:note-body><text:p text:style-name="P12"><text:change-start text:change-id="ct767246080"/>P<text:span text:style-name="T53">ar exemple</text:span><text:change-end text:change-id="ct767246080"/><text:change-start text:change-id="ct767307648"/>, OpenStreetMap a été victime d’une attaque DDoS de plus de 100 000 connexions en quelques minutes, malgré la disponibilité de ses données en torrent. Cela montre que même des sites auto-hébergés ou open source peuvent être ciblés par des scrapers ou des abus massifs.<text:change-end text:change-id="ct767307648"/></text:p></text:note-body></text:note></text:span><text:change-end text:change-id="ct767058368"/><text:change-start text:change-id="ct767318320"/><office:annotation-end office:name="__Annotation__412_3084594844"/><text:change-end text:change-id="ct767318320"/><text:span text:style-name="T15">. Cela change notre manière de penser ce qui est en ligne, la publication numérique, les réseaux.<text:line-break/><text:tab/>En 2018, j’ai vu une exposition de Chris Marker à la Cinémathèque française, en coproduction avec BOZAR (Palais des Beaux-Arts, Bruxelles) En plus de ses films, il avait créé des chatbots. En 1983, il a développé un programme appelé </text:span><text:span text:style-name="T17">Dialector</text:span><text:span text:style-name="T15">. Il a travaillé avec des artistes comme Agnès Varda, et on pouvait dialoguer avec une version chatbot de ces figures. </text:span><text:change-start text:change-id="ct767357888"/><text:span text:style-name="T15"> </text:span><text:change-end text:change-id="ct767357888"/><text:span text:style-name="T15">Cela me fait penser qu’au lieu de grands modèles de langage centralisés, on pourrait imaginer </text:span><office:annotation office:name="__Annotation__413_3084594844" loext:resolved="false"><dc:creator>Olivier BIENZ</dc:creator><dc:date>2026-02-15T16:55:43.311004976</dc:date><text:p text:style-name="P5"><text:span text:style-name="T13">on pourra ajouter des renvoies sur des projets spécifiques</text:span></text:p></office:annotation><text:span text:style-name="T15">des modèles plus petits, communautaires</text:span><text:change-start text:change-id="ct767346608"/><office:annotation-end office:name="__Annotation__413_3084594844"/><text:change-end text:change-id="ct767346608"/><text:span text:style-name="T15">, construits à partir de collections spécifiques de savoirs. Des modèles portables, proches d’un livre imprimé, mais capables d’ouvrir de nouveaux espaces de création et de design. Voilà où vont mes pensées.</text:span></text:p>
      <text:p text:style-name="P23" loext:marker-style-name="T4"><text:span text:style-name="T54">Maxime</text:span><text:span text:style-name="T55"> <text:line-break/>Je pense qu’en 2078, l’informatique telle que nous la connaissons aujourd’hui n’existera plus. Et je ne parle pas d’une révolution totale par l’IA qui ferait tout à notre place. Je pense plutôt au fait que Google, Microsoft et d’autres travaillent déjà avec des sociétés privées qui fournissent de l’énergie électrique produite à partir de centrales nucléaires. Donc, je pense que d'ici 2078, il y aura de nouveaux Tchernobyl ou Fukushima qui vont apparaître, où l'électricité va devenir tellement chère qu'on ne va plus pouvoir alimenter les </text:span><text:change-start text:change-id="ct767290224"/><text:span text:style-name="T56">datacenters</text:span><text:change-end text:change-id="ct767290224"/><text:span text:style-name="T55"> et les humains, que l'eau va devenir tellement rare qu'on ne va plus pouvoir alimenter les datacenters et l'agriculture, comme c'est déjà le cas à Taïwan. Et donc, du coup, on ne va pas du tout pouvoir aller vers ce modèle d'informatique qui consomme toujours de plus en plus, avec de l'IA incorporée à votre système d'exploitation, incorporée à votre manière d'accéder à Internet</text:span><text:change-start text:change-id="ct767349584"/><text:span text:style-name="T55">,</text:span><text:change-end text:change-id="ct767349584"/><text:change-start text:change-id="ct767312112"/><text:span text:style-name="T55"> </text:span><text:change-end text:change-id="ct767312112"/><text:change text:change-id="ct767327296"/><office:annotation office:name="__Annotation__414_3084594844" loext:resolved="false"><dc:creator>Olivier BIENZ</dc:creator><dc:date>2026-02-15T16:57:26.485394451</dc:date><text:p text:style-name="P5"><text:span text:style-name="T13">je renvoie au travail de limitesnumeriques qui évoque ce sujet : https://limitesnumeriques.fr/travaux-productions/ai-forcing</text:span></text:p></office:annotation><office:annotation office:name="__Annotation__362_783136396" loext:resolved="false"><dc:creator>Elsa BOYER</dc:creator><dc:date>2026-02-15T15:46:17.286201930</dc:date><text:p text:style-name="P5"><text:span text:style-name="T13">supprimer ?</text:span></text:p></office:annotation><office:annotation-end office:name="__Annotation__362_783136396"/><text:span text:style-name="T55">une IA forcée</text:span><text:change-start text:change-id="ct767276448"/><text:span text:style-name="T55"><text:note text:id="ftn11" text:note-class="footnote"><text:note-citation>11</text:note-citation><text:note-body><text:p text:style-name="P24"><text:change-start text:change-id="ct767370112"/><text:span text:style-name="T57">Voir </text:span><text:change-end text:change-id="ct767370112"/><text:change-start text:change-id="ct767280304"/><text:span text:style-name="T57">l</text:span><text:span text:style-name="T58">’</text:span><text:change-end text:change-id="ct767280304"/><text:change-start text:change-id="ct767280864"/>enquête<text:change-end text:change-id="ct767280864"/><text:change-start text:change-id="ct767403248"/><text:span text:style-name="T57"> intitulé </text:span><text:span text:style-name="T59">le forcing de l</text:span><text:span text:style-name="T60">’ia</text:span><text:span text:style-name="T58">, publiée dans le cadre</text:span><text:span text:style-name="T57"> du projet de recherche Limites Numériques</text:span><text:change-end text:change-id="ct767403248"/><text:change-start text:change-id="ct767423744"/><text:span text:style-name="T57">. </text:span><text:change-end text:change-id="ct767423744"/></text:p></text:note-body></text:note></text:span><text:change-end text:change-id="ct767276448"/><text:span text:style-name="T55"> à tous les étages</text:span><text:change-start text:change-id="ct767285424"/><office:annotation-end office:name="__Annotation__414_3084594844"/><text:change-end text:change-id="ct767285424"/><text:span text:style-name="T55">.  Je pense que ce serait, idéalement, mieux de retourner vers une informatique un tout petit peu plus sobre, énergétiquement parlant, et dans la manière d'écrire le code</text:span><text:change-start text:change-id="ct767274000"/><text:span text:style-name="T61">.</text:span><text:change-end text:change-id="ct767274000"/><text:change-start text:change-id="ct767422784"/><text:span text:style-name="T61"> </text:span><text:change-end text:change-id="ct767422784"/><text:change-start text:change-id="ct767443632"/><text:span text:style-name="T62">On parlait d’éviter le « tool shaming », mais il faut quand même prendre en compte l’impact matériel de nos outils. Même simplement allumer un ordinateur sous Windows, sans avoir lancé un programme, est à peu près l’équivalent de faire du montage vidéo à temps plein sur un ordinateur sous Linux. Au‑delà de la question des logiciels ou du système d’exploitation, la fabrication du matériel informatique a un coût écologique et social important. De l’extraction des minerais à la demande de travail à moitié esclavagisé chez Foxconn à Shenzhen, par exemple, toute une chaîne matérielle et humaine se cache derrière chaque écran. Donc, l’informatique verte, locale, bio et de saison n'existe pas, évidemment, mais il y a </text:span><text:soft-page-break/><text:span text:style-name="T62">quand même des informatiques qui sont plus sobres, à la fois en énergie, en matériaux et en connaissance. </text:span><text:span text:style-name="T63">J</text:span><text:span text:style-name="T62">'espère </text:span><text:span text:style-name="T63">donc</text:span><text:span text:style-name="T62"> que le futur nous amènera vers ça, que ce soit avec des logiciels libres ou pas, mais si ce n'est pas avec des logiciels libres, je ne vois pas tr</text:span><text:span text:style-name="T63">op </text:span><text:span text:style-name="T62">comment ça pourrait être fait. </text:span><text:change-end text:change-id="ct767443632"/><text:change-start text:change-id="ct767369312"/></text:p>
      <text:p text:style-name="P23" loext:marker-style-name="T4"><text:change-end text:change-id="ct767369312"/><text:change text:change-id="ct767031520"/><text:change text:change-id="ct767257056"/><text:change text:change-id="ct766928944"/><text:change text:change-id="ct766871552"/><text:change text:change-id="ct767083888"/><text:change text:change-id="ct767325232"/><text:span text:style-name="T55"><text:line-break/>  </text:span><text:span text:style-name="T54">Ludi</text:span><text:span text:style-name="T55"> <text:line-break/></text:span><text:span text:style-name="T27">Il y a en effet de nombreuses raisons d’être pessimiste. Comme tu le dis, de gros projets des MAGA sont financés par divers acteurs privés. Je pense notamment à l’ouvrage </text:span><text:span text:style-name="Emphasis"><text:span text:style-name="T27">Apocalypse Nerds</text:span></text:span><text:change-start text:change-id="ct764957904"/><text:span text:style-name="Emphasis"><text:span text:style-name="T27"><text:note text:id="ftn12" text:note-class="footnote"><text:note-citation>12</text:note-citation><text:note-body><text:p text:style-name="Footnote"><text:change-start text:change-id="ct767370400"/>Nastasia Hadjadji et Olivier Tesquet, Apocalypse Nerds. Comment les techno-fascistes ont pris le pouvoir, Paris, Éditions Divergences, 2022.<text:change-end text:change-id="ct767370400"/></text:p></text:note-body></text:note></text:span></text:span><text:change-end text:change-id="ct764957904"/><text:span text:style-name="Emphasis"><text:span text:style-name="T27">. </text:span></text:span><text:change text:change-id="ct767324608"/><text:change text:change-id="ct767359424"/><text:change text:change-id="ct767359712"/><text:span text:style-name="T27"><text:s/>En parallèle, d’autres sujets paraissent urgents : violences policières, racisme, génocide, montée du fascisme. On a parfois l’impression que ces enjeux sont déconnectés, mais ils sont en réalité liés.<text:line-break/>C’est pourquoi il est important de rester conscient de ce lien et d’essayer de reprendre la main, à notre échelle, sur ces technologies. Souvent, cela semble impossible : les interfaces et les couches logicielles sont complexes, et comprendre toutes les strates d’une page web demande un niveau d’apprentissage très élevé. Il est facile de se décourager.<text:line-break/>Pourtant, depuis plusieurs années, comme le mentionnait Michael, de petits groupes expérimentent une reprise en main presque artisanale du code : HTML, CSS, et autres langages. Je pense au projet </text:span><office:annotation office:name="__Annotation__417_3084594844" loext:resolved="false"><dc:creator>Olivier BIENZ</dc:creator><dc:date>2026-02-15T17:01:40.236233447</dc:date><text:p text:style-name="P5"><text:span text:style-name="T13">lien pour les ressources</text:span></text:p></office:annotation><text:span text:style-name="Emphasis"><text:span text:style-name="T27">Déclarations</text:span></text:span><text:span text:style-name="T27"> </text:span><text:change-start text:change-id="ct767410592"/><text:span text:style-name="T27">de Doriane</text:span><text:change-end text:change-id="ct767410592"/><text:change text:change-id="ct767424032"/><text:change-start text:change-id="ct767425456"/><text:span text:style-name="T27"> </text:span><text:change-end text:change-id="ct767425456"/><text:span text:style-name="T27">Timmermans</text:span><text:change-start text:change-id="ct767448768"/><office:annotation-end office:name="__Annotation__417_3084594844"/><text:change-end text:change-id="ct767448768"/><text:span text:style-name="T27">. Ces initiatives montrent que, par petits groupes ou au sein de communautés plus larges, il est possible de reprendre le contrôle sur les langages numériques. Cela donne une force considérable et dynamise la pratique.<text:line-break/>J’espère que, en 2078, il existera toujours de petites échelles de savoir, comme tu le suggères : des </text:span><text:change text:change-id="ct767447456"/><text:span text:style-name="T27">connaissances</text:span><text:change-start text:change-id="ct767455456"/><text:span text:style-name="T27"> situées et</text:span><text:change-end text:change-id="ct767455456"/><text:span text:style-name="T27"> fédérées. Ces nouvelles communautés permettront néanmoins à d’autres de se retrouver et de créer leurs propres espaces. Peut-être qu’il n’y aura plus d’école d’art, mais il y aura toujours, je l’espère, des petites collections de connaissances </text:span><text:span text:style-name="T64">bien</text:span><text:span text:style-name="T27"> actives.</text:span><text:change text:change-id="ct76745856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Line_20_numbering" style:display-name="Line numbering"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Characters" style:display-name="Endnote Characters" style:family="text"/>
    <style:style style:name="Footnote_20_Characters" style:display-name="Footnote Character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5T11:59:58.398745000</meta:creation-date>
    <dc:date>2026-03-23T21:00:40.644606753</dc:date>
    <meta:editing-duration>PT5H13M43S</meta:editing-duration>
    <meta:editing-cycles>21</meta:editing-cycles>
    <meta:generator>Collabora_Office/25.04.2.2$Linux_X86_64 LibreOffice_project/b678ed74695d64e638db9eb734e86703ad84516d</meta:generator>
    <meta:document-statistic meta:table-count="0" meta:image-count="0" meta:object-count="0" meta:page-count="7" meta:paragraph-count="34" meta:word-count="3943" meta:character-count="25348" meta:non-whitespace-character-count="21344"/>
  </office:meta>
</office:document-meta>
</file>